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33cm" fo:margin-top="0cm" fo:margin-bottom="0cm" table:align="center" style:writing-mode="lr-tb"/>
    </style:style>
    <style:style style:name="Tabla1.A" style:family="table-column">
      <style:table-column-properties style:column-width="5.11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middle" fo:padding-left="0.282cm" fo:padding-right="0.282cm" fo:padding-top="0.141cm" fo:padding-bottom="0.141cm" fo:border="1pt solid #000000" style:writing-mode="lr-tb"/>
    </style:style>
    <style:style style:name="Tabla1.B1" style:family="table-cell">
      <style:table-cell-properties style:vertical-align="middle" fo:padding-left="0.282cm" fo:padding-right="0.282cm" fo:padding-top="0.141cm" fo:padding-bottom="0.141cm" fo:border-left="none" fo:border-right="1pt solid #000000" fo:border-top="1pt solid #000000" fo:border-bottom="1pt solid #000000" style:writing-mode="lr-tb"/>
    </style:style>
    <style:style style:name="Tabla1.A2" style:family="table-cell">
      <style:table-cell-properties style:vertical-align="middle" fo:padding-left="0.282cm" fo:padding-right="0.282cm" fo:padding-top="0.141cm" fo:padding-bottom="0.141cm" fo:border-left="1pt solid #000000" fo:border-right="1pt solid #000000" fo:border-top="none" fo:border-bottom="none" style:writing-mode="lr-tb"/>
    </style:style>
    <style:style style:name="Tabla1.B2" style:family="table-cell">
      <style:table-cell-properties style:vertical-align="middle" fo:padding-left="0.282cm" fo:padding-right="0.282cm" fo:padding-top="0.141cm" fo:padding-bottom="0.141cm" fo:border-left="none" fo:border-right="1pt solid #000000" fo:border-top="none" fo:border-bottom="none" style:writing-mode="lr-tb"/>
    </style:style>
    <style:style style:name="Tabla1.A7" style:family="table-cell">
      <style:table-cell-properties style:vertical-align="middle" fo:padding-left="0.282cm" fo:padding-right="0.282cm" fo:padding-top="0.141cm" fo:padding-bottom="0.141cm" fo:border-left="1pt solid #000000" fo:border-right="1pt solid #000000" fo:border-top="none" fo:border-bottom="1pt solid #000000" style:writing-mode="lr-tb"/>
    </style:style>
    <style:style style:name="Tabla1.B7" style:family="table-cell">
      <style:table-cell-properties style:vertical-align="middle" fo:padding-left="0.282cm" fo:padding-right="0.282cm" fo:padding-top="0.141cm" fo:padding-bottom="0.141cm" fo:border-left="none" fo:border-right="1pt solid #000000" fo:border-top="none" fo:border-bottom="1pt solid #000000" style:writing-mode="lr-tb"/>
    </style:style>
    <style:style style:name="Tabla2" style:family="table">
      <style:table-properties style:width="15.328cm" fo:margin-top="0cm" fo:margin-bottom="0cm" table:align="center" style:writing-mode="lr-tb"/>
    </style:style>
    <style:style style:name="Tabla2.A" style:family="table-column">
      <style:table-column-properties style:column-width="7.664cm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middle" fo:padding-left="0.282cm" fo:padding-right="0.282cm" fo:padding-top="0.141cm" fo:padding-bottom="0.141cm" fo:border="1pt solid #000000" style:writing-mode="lr-tb"/>
    </style:style>
    <style:style style:name="Tabla2.B1" style:family="table-cell">
      <style:table-cell-properties style:vertical-align="middle" fo:padding-left="0.282cm" fo:padding-right="0.282cm" fo:padding-top="0.141cm" fo:padding-bottom="0.141cm" fo:border-left="none" fo:border-right="1pt solid #000000" fo:border-top="1pt solid #000000" fo:border-bottom="1pt solid #000000" style:writing-mode="lr-tb"/>
    </style:style>
    <style:style style:name="Tabla2.A2" style:family="table-cell">
      <style:table-cell-properties style:vertical-align="middle" fo:padding-left="0.282cm" fo:padding-right="0.282cm" fo:padding-top="0.141cm" fo:padding-bottom="0.141cm" fo:border-left="1pt solid #000000" fo:border-right="1pt solid #000000" fo:border-top="none" fo:border-bottom="none" style:writing-mode="lr-tb"/>
    </style:style>
    <style:style style:name="Tabla2.B2" style:family="table-cell">
      <style:table-cell-properties style:vertical-align="middle" fo:padding-left="0.282cm" fo:padding-right="0.282cm" fo:padding-top="0.141cm" fo:padding-bottom="0.141cm" fo:border-left="none" fo:border-right="1pt solid #000000" fo:border-top="none" fo:border-bottom="none" style:writing-mode="lr-tb"/>
    </style:style>
    <style:style style:name="Tabla2.A8" style:family="table-cell">
      <style:table-cell-properties style:vertical-align="middle" fo:padding-left="0.282cm" fo:padding-right="0.282cm" fo:padding-top="0.141cm" fo:padding-bottom="0.141cm" fo:border-left="1pt solid #000000" fo:border-right="1pt solid #000000" fo:border-top="none" fo:border-bottom="1pt solid #000000" style:writing-mode="lr-tb"/>
    </style:style>
    <style:style style:name="Tabla2.B8" style:family="table-cell">
      <style:table-cell-properties style:vertical-align="middle" fo:padding-left="0.282cm" fo:padding-right="0.282cm" fo:padding-top="0.141cm" fo:padding-bottom="0.141cm" fo:border-left="none" fo:border-right="1pt solid #000000" fo:border-top="none" fo:border-bottom="1pt solid #000000" style:writing-mode="lr-tb"/>
    </style:style>
    <style:style style:name="Tabla3" style:family="table">
      <style:table-properties style:width="15.33cm" fo:margin-top="0cm" fo:margin-bottom="0cm" table:align="center" style:writing-mode="lr-tb"/>
    </style:style>
    <style:style style:name="Tabla3.A" style:family="table-column">
      <style:table-column-properties style:column-width="5.11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" fo:padding-left="0.282cm" fo:padding-right="0.282cm" fo:padding-top="0.141cm" fo:padding-bottom="0.141cm" fo:border="1pt solid #000000" style:writing-mode="lr-tb"/>
    </style:style>
    <style:style style:name="Tabla3.B1" style:family="table-cell">
      <style:table-cell-properties style:vertical-align="" fo:padding-left="0.282cm" fo:padding-right="0.282cm" fo:padding-top="0.141cm" fo:padding-bottom="0.141cm" fo:border-left="none" fo:border-right="1pt solid #000000" fo:border-top="1pt solid #000000" fo:border-bottom="1pt solid #000000" style:writing-mode="lr-tb"/>
    </style:style>
    <style:style style:name="Tabla3.A2" style:family="table-cell">
      <style:table-cell-properties style:vertical-align="" fo:padding-left="0.282cm" fo:padding-right="0.282cm" fo:padding-top="0.141cm" fo:padding-bottom="0.141cm" fo:border-left="1pt solid #000000" fo:border-right="1pt solid #000000" fo:border-top="none" fo:border-bottom="1pt solid #000000" style:writing-mode="lr-tb"/>
    </style:style>
    <style:style style:name="Tabla3.B2" style:family="table-cell">
      <style:table-cell-properties style:vertical-align="" fo:padding-left="0.282cm" fo:padding-right="0.282cm" fo:padding-top="0.141cm" fo:padding-bottom="0.141cm" fo:border-left="none" fo:border-right="1pt solid #000000" fo:border-top="none" fo:border-bottom="1pt solid #000000" style:writing-mode="lr-tb"/>
    </style:style>
    <style:style style:name="P1" style:family="paragraph" style:parent-style-name="Standard">
      <style:paragraph-properties fo:margin-top="0.423cm" fo:margin-bottom="0.212cm" style:contextual-spacing="false" fo:line-height="120%"/>
      <style:text-properties fo:font-size="28pt" fo:font-weight="bold" style:font-size-asian="28pt" style:font-weight-asian="bold"/>
    </style:style>
    <style:style style:name="P2" style:family="paragraph" style:parent-style-name="Standard">
      <style:paragraph-properties fo:margin-top="0.423cm" fo:margin-bottom="0.212cm" style:contextual-spacing="false" fo:line-height="113%"/>
      <style:text-properties style:font-name="Georgia" fo:font-size="21pt" fo:font-weight="bold" style:font-name-asian="Georgia1" style:font-size-asian="21pt" style:font-weight-asian="bold" style:font-name-complex="Georgia1"/>
    </style:style>
    <style:style style:name="P3" style:family="paragraph" style:parent-style-name="Standard">
      <style:paragraph-properties fo:margin-top="0cm" fo:margin-bottom="0.37cm" style:contextual-spacing="false" fo:line-height="100%"/>
    </style:style>
    <style:style style:name="P4" style:family="paragraph" style:parent-style-name="Standard">
      <style:paragraph-properties fo:line-height="100%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 style:parent-style-name="Standard">
      <style:paragraph-properties fo:margin-top="0.423cm" fo:margin-bottom="0.212cm" style:contextual-spacing="false" fo:line-height="113%"/>
      <style:text-properties fo:font-size="21pt" fo:font-weight="bold" style:font-size-asian="21pt" style:font-weight-asian="bold"/>
    </style:style>
    <style:style style:name="P7" style:family="paragraph" style:parent-style-name="Standard">
      <style:paragraph-properties fo:margin-top="0.423cm" fo:margin-bottom="0.212cm" style:contextual-spacing="false" fo:line-height="113%"/>
      <style:text-properties style:font-name="Georgia" fo:font-size="16.5pt" fo:font-weight="bold" style:font-name-asian="Georgia1" style:font-size-asian="16.5pt" style:font-weight-asian="bold" style:font-name-complex="Georgia1"/>
    </style:style>
    <style:style style:name="P8" style:family="paragraph" style:parent-style-name="Standard">
      <style:paragraph-properties fo:margin-top="0.423cm" fo:margin-bottom="0.212cm" style:contextual-spacing="false" fo:line-height="113%"/>
      <style:text-properties fo:font-size="14pt" fo:font-weight="bold" style:font-size-asian="14pt" style:font-weight-asian="bold"/>
    </style:style>
    <style:style style:name="P9" style:family="paragraph" style:parent-style-name="Standard" style:list-style-name="WWNum1">
      <style:paragraph-properties fo:line-height="100%"/>
    </style:style>
    <style:style style:name="P10" style:family="paragraph" style:parent-style-name="Standard" style:list-style-name="WWNum1">
      <style:paragraph-properties fo:line-height="100%"/>
      <style:text-properties fo:font-weight="bold" style:font-weight-asian="bold"/>
    </style:style>
    <style:style style:name="P11" style:family="paragraph" style:parent-style-name="Standard" style:list-style-name="WWNum1">
      <style:paragraph-properties fo:line-height="100%"/>
      <style:text-properties style:font-name="Georgia" style:font-name-asian="Georgia1" style:font-name-complex="Georgia1"/>
    </style:style>
    <style:style style:name="P12" style:family="paragraph" style:parent-style-name="Standard">
      <style:paragraph-properties fo:margin-top="0.423cm" fo:margin-bottom="0.212cm" style:contextual-spacing="false" fo:line-height="113%"/>
    </style:style>
    <style:style style:name="P13" style:family="paragraph" style:parent-style-name="Standard" style:list-style-name="WWNum2">
      <style:paragraph-properties fo:line-height="100%"/>
    </style:style>
    <style:style style:name="P14" style:family="paragraph" style:parent-style-name="Standard" style:list-style-name="WWNum2">
      <style:paragraph-properties fo:line-height="100%"/>
      <style:text-properties fo:font-weight="bold" style:font-weight-asian="bold"/>
    </style:style>
    <style:style style:name="P15" style:family="paragraph" style:parent-style-name="Standard" style:list-style-name="WWNum2">
      <style:paragraph-properties fo:line-height="100%"/>
      <style:text-properties style:font-name="Georgia" style:font-name-asian="Georgia1" style:font-name-complex="Georgia1"/>
    </style:style>
    <style:style style:name="P16" style:family="paragraph" style:parent-style-name="Standard" style:list-style-name="WWNum3">
      <style:paragraph-properties fo:line-height="100%"/>
    </style:style>
    <style:style style:name="P17" style:family="paragraph" style:parent-style-name="Standard" style:list-style-name="WWNum3">
      <style:paragraph-properties fo:line-height="100%"/>
      <style:text-properties fo:font-weight="bold" style:font-weight-asian="bold"/>
    </style:style>
    <style:style style:name="P18" style:family="paragraph" style:parent-style-name="Standard" style:list-style-name="WWNum3">
      <style:paragraph-properties fo:line-height="100%"/>
      <style:text-properties style:font-name="Georgia" style:font-name-asian="Georgia1" style:font-name-complex="Georgia1"/>
    </style:style>
    <style:style style:name="P19" style:family="paragraph" style:parent-style-name="Standard" style:list-style-name="WWNum4">
      <style:paragraph-properties fo:line-height="100%"/>
    </style:style>
    <style:style style:name="P20" style:family="paragraph" style:parent-style-name="Standard" style:list-style-name="WWNum4">
      <style:paragraph-properties fo:line-height="100%"/>
      <style:text-properties fo:font-weight="bold" style:font-weight-asian="bold"/>
    </style:style>
    <style:style style:name="P21" style:family="paragraph" style:parent-style-name="Standard" style:list-style-name="WWNum4">
      <style:paragraph-properties fo:line-height="100%"/>
      <style:text-properties style:font-name="Georgia" style:font-name-asian="Georgia1" style:font-name-complex="Georgia1"/>
    </style:style>
    <style:style style:name="P22" style:family="paragraph" style:parent-style-name="Standard">
      <style:paragraph-properties fo:margin-top="0.423cm" fo:margin-bottom="0.212cm" style:contextual-spacing="false" fo:line-height="113%"/>
      <style:text-properties fo:font-size="16.5pt" fo:font-weight="bold" style:font-size-asian="16.5pt" style:font-weight-asian="bold"/>
    </style:style>
    <style:style style:name="P23" style:family="paragraph" style:parent-style-name="Standard">
      <style:paragraph-properties fo:margin-top="0.423cm" fo:margin-bottom="0.212cm" style:contextual-spacing="false" fo:line-height="113%"/>
      <style:text-properties style:font-name="Georgia" fo:font-size="14pt" fo:font-weight="bold" style:font-name-asian="Georgia1" style:font-size-asian="14pt" style:font-weight-asian="bold" style:font-name-complex="Georgia1"/>
    </style:style>
    <style:style style:name="P24" style:family="paragraph" style:parent-style-name="Standard" style:list-style-name="WWNum5">
      <style:paragraph-properties fo:line-height="100%"/>
    </style:style>
    <style:style style:name="P25" style:family="paragraph" style:parent-style-name="Standard" style:list-style-name="WWNum5">
      <style:paragraph-properties fo:line-height="100%"/>
      <style:text-properties fo:font-weight="bold" style:font-weight-asian="bold"/>
    </style:style>
    <style:style style:name="P26" style:family="paragraph" style:parent-style-name="Standard" style:list-style-name="WWNum5">
      <style:paragraph-properties fo:line-height="100%"/>
      <style:text-properties style:font-name="Georgia" style:font-name-asian="Georgia1" style:font-name-complex="Georgia1"/>
    </style:style>
    <style:style style:name="P27" style:family="paragraph" style:parent-style-name="Standard" style:list-style-name="WWNum6">
      <style:paragraph-properties fo:line-height="100%"/>
    </style:style>
    <style:style style:name="P28" style:family="paragraph" style:parent-style-name="Standard" style:list-style-name="WWNum6">
      <style:paragraph-properties fo:line-height="100%"/>
      <style:text-properties fo:font-weight="bold" style:font-weight-asian="bold"/>
    </style:style>
    <style:style style:name="P29" style:family="paragraph" style:parent-style-name="Standard" style:list-style-name="WWNum6">
      <style:paragraph-properties fo:line-height="100%"/>
      <style:text-properties style:font-name="Georgia" style:font-name-asian="Georgia1" style:font-name-complex="Georgia1"/>
    </style:style>
    <style:style style:name="P30" style:family="paragraph" style:parent-style-name="Standard" style:list-style-name="WWNum7">
      <style:paragraph-properties fo:line-height="100%"/>
    </style:style>
    <style:style style:name="P31" style:family="paragraph" style:parent-style-name="Standard" style:list-style-name="WWNum7">
      <style:paragraph-properties fo:line-height="100%"/>
      <style:text-properties fo:font-weight="bold" style:font-weight-asian="bold"/>
    </style:style>
    <style:style style:name="P32" style:family="paragraph" style:parent-style-name="Standard" style:list-style-name="WWNum7">
      <style:paragraph-properties fo:line-height="100%"/>
      <style:text-properties style:font-name="Georgia" style:font-name-asian="Georgia1" style:font-name-complex="Georgia1"/>
    </style:style>
    <style:style style:name="P33" style:family="paragraph" style:parent-style-name="Standard" style:list-style-name="WWNum8">
      <style:paragraph-properties fo:line-height="100%"/>
    </style:style>
    <style:style style:name="P34" style:family="paragraph" style:parent-style-name="Standard" style:list-style-name="WWNum8">
      <style:paragraph-properties fo:line-height="100%"/>
      <style:text-properties fo:font-weight="bold" style:font-weight-asian="bold"/>
    </style:style>
    <style:style style:name="P35" style:family="paragraph" style:parent-style-name="Standard" style:list-style-name="WWNum8">
      <style:paragraph-properties fo:line-height="100%"/>
      <style:text-properties style:font-name="Georgia" style:font-name-asian="Georgia1" style:font-name-complex="Georgia1"/>
    </style:style>
    <style:style style:name="P36" style:family="paragraph" style:parent-style-name="Standard" style:list-style-name="WWNum9">
      <style:paragraph-properties fo:line-height="100%"/>
    </style:style>
    <style:style style:name="P37" style:family="paragraph" style:parent-style-name="Standard" style:list-style-name="WWNum9">
      <style:paragraph-properties fo:line-height="100%"/>
      <style:text-properties fo:font-weight="bold" style:font-weight-asian="bold"/>
    </style:style>
    <style:style style:name="P38" style:family="paragraph" style:parent-style-name="Standard" style:list-style-name="WWNum9">
      <style:paragraph-properties fo:line-height="100%"/>
      <style:text-properties style:font-name="Georgia" style:font-name-asian="Georgia1" style:font-name-complex="Georgia1"/>
    </style:style>
    <style:style style:name="P39" style:family="paragraph" style:parent-style-name="Standard" style:list-style-name="WWNum10">
      <style:paragraph-properties fo:line-height="100%"/>
    </style:style>
    <style:style style:name="P40" style:family="paragraph" style:parent-style-name="Standard" style:list-style-name="WWNum10">
      <style:paragraph-properties fo:line-height="100%"/>
      <style:text-properties fo:font-weight="bold" style:font-weight-asian="bold"/>
    </style:style>
    <style:style style:name="P41" style:family="paragraph" style:parent-style-name="Standard" style:list-style-name="WWNum10">
      <style:paragraph-properties fo:line-height="100%"/>
      <style:text-properties style:font-name="Georgia" style:font-name-asian="Georgia1" style:font-name-complex="Georgia1"/>
    </style:style>
    <style:style style:name="P42" style:family="paragraph" style:parent-style-name="Standard" style:list-style-name="WWNum11">
      <style:paragraph-properties fo:line-height="100%"/>
    </style:style>
    <style:style style:name="P43" style:family="paragraph" style:parent-style-name="Standard" style:list-style-name="WWNum11">
      <style:paragraph-properties fo:line-height="100%"/>
      <style:text-properties fo:font-weight="bold" style:font-weight-asian="bold"/>
    </style:style>
    <style:style style:name="P44" style:family="paragraph" style:parent-style-name="Standard" style:list-style-name="WWNum11">
      <style:paragraph-properties fo:line-height="100%"/>
      <style:text-properties style:font-name="Georgia" style:font-name-asian="Georgia1" style:font-name-complex="Georgia1"/>
    </style:style>
    <style:style style:name="P45" style:family="paragraph" style:parent-style-name="Standard" style:list-style-name="WWNum12">
      <style:paragraph-properties fo:line-height="100%"/>
    </style:style>
    <style:style style:name="P46" style:family="paragraph" style:parent-style-name="Standard" style:list-style-name="WWNum12">
      <style:paragraph-properties fo:line-height="100%"/>
      <style:text-properties fo:font-weight="bold" style:font-weight-asian="bold"/>
    </style:style>
    <style:style style:name="P47" style:family="paragraph" style:parent-style-name="Standard" style:list-style-name="WWNum12">
      <style:paragraph-properties fo:line-height="100%"/>
      <style:text-properties style:font-name="Georgia" style:font-name-asian="Georgia1" style:font-name-complex="Georgia1"/>
    </style:style>
    <style:style style:name="P48" style:family="paragraph" style:parent-style-name="Standard" style:list-style-name="WWNum13">
      <style:paragraph-properties fo:line-height="100%"/>
    </style:style>
    <style:style style:name="P49" style:family="paragraph" style:parent-style-name="Standard" style:list-style-name="WWNum13">
      <style:paragraph-properties fo:line-height="100%"/>
      <style:text-properties fo:font-weight="bold" style:font-weight-asian="bold"/>
    </style:style>
    <style:style style:name="P50" style:family="paragraph" style:parent-style-name="Standard" style:list-style-name="WWNum13">
      <style:paragraph-properties fo:line-height="100%"/>
      <style:text-properties style:font-name="Georgia" style:font-name-asian="Georgia1" style:font-name-complex="Georgia1"/>
    </style:style>
    <style:style style:name="P51" style:family="paragraph" style:parent-style-name="Standard" style:list-style-name="WWNum14">
      <style:paragraph-properties fo:line-height="100%"/>
    </style:style>
    <style:style style:name="P52" style:family="paragraph" style:parent-style-name="Standard" style:list-style-name="WWNum14">
      <style:paragraph-properties fo:line-height="100%"/>
      <style:text-properties fo:font-weight="bold" style:font-weight-asian="bold"/>
    </style:style>
    <style:style style:name="P53" style:family="paragraph" style:parent-style-name="Standard" style:list-style-name="WWNum14">
      <style:paragraph-properties fo:line-height="100%"/>
      <style:text-properties style:font-name="Georgia" style:font-name-asian="Georgia1" style:font-name-complex="Georgia1"/>
    </style:style>
    <style:style style:name="P54" style:family="paragraph" style:parent-style-name="Standard" style:list-style-name="WWNum15">
      <style:paragraph-properties fo:line-height="100%"/>
    </style:style>
    <style:style style:name="P55" style:family="paragraph" style:parent-style-name="Standard" style:list-style-name="WWNum15">
      <style:paragraph-properties fo:line-height="100%"/>
      <style:text-properties fo:font-weight="bold" style:font-weight-asian="bold"/>
    </style:style>
    <style:style style:name="P56" style:family="paragraph" style:parent-style-name="Standard" style:list-style-name="WWNum15">
      <style:paragraph-properties fo:line-height="100%"/>
      <style:text-properties style:font-name="Georgia" style:font-name-asian="Georgia1" style:font-name-complex="Georgia1"/>
    </style:style>
    <style:style style:name="P57" style:family="paragraph" style:parent-style-name="Standard" style:list-style-name="WWNum16">
      <style:paragraph-properties fo:line-height="100%"/>
    </style:style>
    <style:style style:name="P58" style:family="paragraph" style:parent-style-name="Standard" style:list-style-name="WWNum16">
      <style:paragraph-properties fo:line-height="100%"/>
      <style:text-properties fo:font-weight="bold" style:font-weight-asian="bold"/>
    </style:style>
    <style:style style:name="P59" style:family="paragraph" style:parent-style-name="Standard" style:list-style-name="WWNum16">
      <style:paragraph-properties fo:line-height="100%"/>
      <style:text-properties style:font-name="Georgia" style:font-name-asian="Georgia1" style:font-name-complex="Georgia1"/>
    </style:style>
    <style:style style:name="P60" style:family="paragraph" style:parent-style-name="Standard" style:list-style-name="WWNum17">
      <style:paragraph-properties fo:line-height="100%"/>
    </style:style>
    <style:style style:name="P61" style:family="paragraph" style:parent-style-name="Standard" style:list-style-name="WWNum17">
      <style:paragraph-properties fo:line-height="100%"/>
      <style:text-properties fo:font-weight="bold" style:font-weight-asian="bold"/>
    </style:style>
    <style:style style:name="P62" style:family="paragraph" style:parent-style-name="Standard" style:list-style-name="WWNum17">
      <style:paragraph-properties fo:line-height="100%"/>
      <style:text-properties style:font-name="Georgia" style:font-name-asian="Georgia1" style:font-name-complex="Georgia1"/>
    </style:style>
    <style:style style:name="P63" style:family="paragraph" style:parent-style-name="Standard" style:list-style-name="WWNum18">
      <style:paragraph-properties fo:line-height="100%"/>
    </style:style>
    <style:style style:name="P64" style:family="paragraph" style:parent-style-name="Standard" style:list-style-name="WWNum18">
      <style:paragraph-properties fo:line-height="100%"/>
      <style:text-properties fo:font-weight="bold" style:font-weight-asian="bold"/>
    </style:style>
    <style:style style:name="P65" style:family="paragraph" style:parent-style-name="Standard" style:list-style-name="WWNum18">
      <style:paragraph-properties fo:line-height="100%"/>
      <style:text-properties style:font-name="Georgia" style:font-name-asian="Georgia1" style:font-name-complex="Georgia1"/>
    </style:style>
    <style:style style:name="P66" style:family="paragraph" style:parent-style-name="Standard" style:list-style-name="WWNum19">
      <style:paragraph-properties fo:line-height="100%"/>
    </style:style>
    <style:style style:name="P67" style:family="paragraph" style:parent-style-name="Standard" style:list-style-name="WWNum19">
      <style:paragraph-properties fo:line-height="100%"/>
      <style:text-properties fo:font-weight="bold" style:font-weight-asian="bold"/>
    </style:style>
    <style:style style:name="P68" style:family="paragraph" style:parent-style-name="Standard" style:list-style-name="WWNum19">
      <style:paragraph-properties fo:line-height="100%"/>
      <style:text-properties style:font-name="Georgia" style:font-name-asian="Georgia1" style:font-name-complex="Georgia1"/>
    </style:style>
    <style:style style:name="P69" style:family="paragraph" style:parent-style-name="Standard" style:list-style-name="WWNum20">
      <style:paragraph-properties fo:line-height="100%"/>
    </style:style>
    <style:style style:name="P70" style:family="paragraph" style:parent-style-name="Standard" style:list-style-name="WWNum20">
      <style:paragraph-properties fo:line-height="100%"/>
      <style:text-properties fo:font-weight="bold" style:font-weight-asian="bold"/>
    </style:style>
    <style:style style:name="P71" style:family="paragraph" style:parent-style-name="Standard" style:list-style-name="WWNum20">
      <style:paragraph-properties fo:line-height="100%"/>
      <style:text-properties style:font-name="Georgia" style:font-name-asian="Georgia1" style:font-name-complex="Georgia1"/>
    </style:style>
    <style:style style:name="P72" style:family="paragraph" style:parent-style-name="Standard" style:list-style-name="WWNum23">
      <style:paragraph-properties fo:line-height="100%"/>
    </style:style>
    <style:style style:name="P73" style:family="paragraph" style:parent-style-name="Standard" style:list-style-name="WWNum24">
      <style:paragraph-properties fo:line-height="100%"/>
    </style:style>
    <style:style style:name="P74" style:family="paragraph" style:parent-style-name="Standard" style:list-style-name="WWNum25">
      <style:paragraph-properties fo:line-height="100%"/>
    </style:style>
    <style:style style:name="P75" style:family="paragraph" style:parent-style-name="Standard" style:list-style-name="WWNum26">
      <style:paragraph-properties fo:line-height="100%"/>
    </style:style>
    <style:style style:name="P76" style:family="paragraph" style:parent-style-name="Standard" style:list-style-name="WWNum27">
      <style:paragraph-properties fo:line-height="100%"/>
    </style:style>
    <style:style style:name="P77" style:family="paragraph" style:parent-style-name="Standard" style:list-style-name="WWNum27">
      <style:paragraph-properties fo:line-height="100%"/>
      <style:text-properties fo:font-weight="bold" style:font-weight-asian="bold"/>
    </style:style>
    <style:style style:name="P78" style:family="paragraph" style:parent-style-name="Standard" style:list-style-name="WWNum27">
      <style:paragraph-properties fo:line-height="100%"/>
      <style:text-properties style:font-name="Georgia" style:font-name-asian="Georgia1" style:font-name-complex="Georgia1"/>
    </style:style>
    <style:style style:name="P79" style:family="paragraph" style:parent-style-name="Standard" style:list-style-name="WWNum28">
      <style:paragraph-properties fo:line-height="100%"/>
    </style:style>
    <style:style style:name="P80" style:family="paragraph" style:parent-style-name="Standard" style:list-style-name="WWNum28">
      <style:paragraph-properties fo:line-height="100%"/>
      <style:text-properties fo:font-weight="bold" style:font-weight-asian="bold"/>
    </style:style>
    <style:style style:name="P81" style:family="paragraph" style:parent-style-name="Standard" style:list-style-name="WWNum28">
      <style:paragraph-properties fo:line-height="100%"/>
      <style:text-properties style:font-name="Georgia" style:font-name-asian="Georgia1" style:font-name-complex="Georgia1"/>
    </style:style>
    <style:style style:name="P82" style:family="paragraph" style:parent-style-name="Standard" style:list-style-name="WWNum29">
      <style:paragraph-properties fo:line-height="100%"/>
    </style:style>
    <style:style style:name="P83" style:family="paragraph" style:parent-style-name="Standard" style:list-style-name="WWNum30">
      <style:paragraph-properties fo:line-height="100%"/>
    </style:style>
    <style:style style:name="P84" style:family="paragraph" style:parent-style-name="Standard" style:list-style-name="WWNum30">
      <style:paragraph-properties fo:line-height="100%"/>
      <style:text-properties fo:font-weight="bold" style:font-weight-asian="bold"/>
    </style:style>
    <style:style style:name="P85" style:family="paragraph" style:parent-style-name="Standard" style:list-style-name="WWNum30">
      <style:paragraph-properties fo:line-height="100%"/>
      <style:text-properties style:font-name="Georgia" style:font-name-asian="Georgia1" style:font-name-complex="Georgia1"/>
    </style:style>
    <style:style style:name="P86" style:family="paragraph" style:parent-style-name="Standard" style:list-style-name="WWNum31">
      <style:paragraph-properties fo:line-height="100%"/>
    </style:style>
    <style:style style:name="P87" style:family="paragraph" style:parent-style-name="Standard" style:list-style-name="WWNum32">
      <style:paragraph-properties fo:line-height="100%"/>
    </style:style>
    <style:style style:name="P88" style:family="paragraph" style:parent-style-name="Standard" style:list-style-name="WWNum32">
      <style:paragraph-properties fo:line-height="100%"/>
      <style:text-properties style:font-name="Georgia" style:font-name-asian="Georgia1" style:font-name-complex="Georgia1"/>
    </style:style>
    <style:style style:name="P89" style:family="paragraph" style:parent-style-name="Standard" style:list-style-name="WWNum33">
      <style:paragraph-properties fo:line-height="100%"/>
    </style:style>
    <style:style style:name="P90" style:family="paragraph" style:parent-style-name="Standard" style:list-style-name="WWNum33">
      <style:paragraph-properties fo:line-height="100%"/>
      <style:text-properties fo:font-weight="bold" style:font-weight-asian="bold"/>
    </style:style>
    <style:style style:name="P91" style:family="paragraph" style:parent-style-name="Standard" style:list-style-name="WWNum33">
      <style:paragraph-properties fo:line-height="100%"/>
      <style:text-properties style:font-name="Georgia" style:font-name-asian="Georgia1" style:font-name-complex="Georgia1"/>
    </style:style>
    <style:style style:name="P92" style:family="paragraph" style:parent-style-name="Standard" style:list-style-name="WWNum34">
      <style:paragraph-properties fo:line-height="100%"/>
    </style:style>
    <style:style style:name="P93" style:family="paragraph" style:parent-style-name="Standard" style:list-style-name="WWNum34">
      <style:paragraph-properties fo:line-height="100%"/>
      <style:text-properties fo:font-weight="bold" style:font-weight-asian="bold"/>
    </style:style>
    <style:style style:name="P94" style:family="paragraph" style:parent-style-name="Standard" style:list-style-name="WWNum34">
      <style:paragraph-properties fo:line-height="100%"/>
      <style:text-properties style:font-name="Georgia" style:font-name-asian="Georgia1" style:font-name-complex="Georgia1"/>
    </style:style>
    <style:style style:name="P95" style:family="paragraph" style:parent-style-name="Standard">
      <style:paragraph-properties fo:margin-top="0cm" fo:margin-bottom="0cm" style:contextual-spacing="false" fo:line-height="100%" fo:text-align="left" style:justify-single-word="false" fo:orphans="2" fo:widows="2"/>
      <style:text-properties style:letter-kerning="false"/>
    </style:style>
    <style:style style:name="P96" style:family="paragraph" style:parent-style-name="Standard">
      <style:paragraph-properties fo:margin-top="0cm" fo:margin-bottom="0cm" style:contextual-spacing="false" fo:line-height="100%" fo:text-align="left" style:justify-single-word="false" fo:orphans="2" fo:widows="2"/>
      <style:text-properties style:font-name="Georgia" style:letter-kerning="false" style:font-name-asian="Georgia1" style:font-name-complex="Georgia1"/>
    </style:style>
    <style:style style:name="P97" style:family="paragraph" style:parent-style-name="Standard" style:list-style-name="WWNum35">
      <style:paragraph-properties fo:line-height="100%"/>
      <style:text-properties style:font-name="Georgia" style:font-name-asian="Georgia1" style:font-name-complex="Georgia1"/>
    </style:style>
    <style:style style:name="P98" style:family="paragraph" style:parent-style-name="Standard" style:list-style-name="WWNum35">
      <style:paragraph-properties fo:line-height="100%"/>
    </style:style>
    <style:style style:name="P99" style:family="paragraph" style:parent-style-name="Standard" style:list-style-name="WWNum36">
      <style:paragraph-properties fo:line-height="100%"/>
      <style:text-properties style:font-name="Georgia" style:font-name-asian="Georgia1" style:font-name-complex="Georgia1"/>
    </style:style>
    <style:style style:name="P100" style:family="paragraph" style:parent-style-name="Standard" style:list-style-name="WWNum36">
      <style:paragraph-properties fo:line-height="100%"/>
    </style:style>
    <style:style style:name="P101" style:family="paragraph" style:parent-style-name="Standard" style:list-style-name="WWNum37">
      <style:paragraph-properties fo:line-height="100%"/>
    </style:style>
    <style:style style:name="P102" style:family="paragraph" style:parent-style-name="Standard" style:list-style-name="WWNum37">
      <style:paragraph-properties fo:line-height="100%"/>
      <style:text-properties style:font-name="Georgia" style:font-name-asian="Georgia1" style:font-name-complex="Georgia1"/>
    </style:style>
    <style:style style:name="P103" style:family="paragraph" style:parent-style-name="Standard">
      <style:paragraph-properties fo:margin-top="0cm" fo:margin-bottom="0cm" style:contextual-spacing="false" fo:line-height="100%" fo:text-align="right" style:justify-single-word="false" fo:orphans="2" fo:widows="2"/>
      <style:text-properties style:letter-kerning="false"/>
    </style:style>
    <style:style style:name="P104" style:family="paragraph" style:parent-style-name="Standard">
      <style:paragraph-properties fo:margin-top="0cm" fo:margin-bottom="0cm" style:contextual-spacing="false" fo:line-height="100%" fo:text-align="left" style:justify-single-word="false" fo:orphans="2" fo:widows="2"/>
      <style:text-properties fo:font-weight="bold" style:letter-kerning="false" style:font-weight-asian="bold"/>
    </style:style>
    <style:style style:name="P105" style:family="paragraph" style:parent-style-name="Standard">
      <style:paragraph-properties fo:margin-top="0cm" fo:margin-bottom="0cm" style:contextual-spacing="false" fo:line-height="100%" fo:text-align="right" style:justify-single-word="false" fo:orphans="2" fo:widows="2"/>
      <style:text-properties fo:font-weight="bold" style:letter-kerning="false" style:font-weight-asian="bold"/>
    </style:style>
    <style:style style:name="P106" style:family="paragraph" style:parent-style-name="Standard">
      <style:paragraph-properties fo:line-height="100%"/>
      <style:text-properties style:font-name="Georgia" style:font-name-asian="Georgia1" style:font-name-complex="Georgia1"/>
    </style:style>
    <style:style style:name="P107" style:family="paragraph" style:parent-style-name="Standard" style:list-style-name="WWNum46">
      <style:paragraph-properties fo:line-height="100%"/>
    </style:style>
    <style:style style:name="P108" style:family="paragraph" style:parent-style-name="Standard" style:list-style-name="WWNum47">
      <style:paragraph-properties fo:line-height="100%"/>
    </style:style>
    <style:style style:name="T1" style:family="text">
      <style:text-properties officeooo:rsid="0012738e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Georgia" style:font-name-asian="Georgia1" style:font-name-complex="Georgia1"/>
    </style:style>
    <style:style style:name="T4" style:family="text">
      <style:text-properties style:font-name="Georgia" officeooo:rsid="000da398" style:font-name-asian="Georgia1" style:font-name-complex="Georgia1"/>
    </style:style>
    <style:style style:name="T5" style:family="text">
      <style:text-properties style:font-name="Georgia" fo:font-size="14pt" fo:font-weight="bold" style:font-name-asian="Georgia1" style:font-size-asian="14pt" style:font-weight-asian="bold" style:font-name-complex="Georgia1"/>
    </style:style>
    <style:style style:name="T6" style:family="text">
      <style:text-properties officeooo:rsid="00101a29"/>
    </style:style>
    <style:style style:name="T7" style:family="text">
      <style:text-properties fo:color="#4472c4" loext:opacity="100%"/>
    </style:style>
    <style:style style:name="gr1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documento_de_requerimientos_super_26c99c"/>Documento de Requerimientos - <text:span text:style-name="T1">WorkLink</text:span> de Servicios Informales<text:bookmark-end text:name="documento_de_requerimientos_super_26c99c"/></text:p>
      <text:p text:style-name="P2"><text:bookmark-start text:name="bm_1_información_del_proyecto"/>1. Información del Proyecto<text:bookmark-end text:name="bm_1_información_del_proyecto"/></text:p>
      <text:p text:style-name="P3"><text:span text:style-name="T2">Nombre del Proyecto:</text:span> <text:span text:style-name="T1">WorkLink </text:span>- Marketplace de Servicios Informales<text:line-break/><text:span text:style-name="T2">Fecha de Creación:</text:span> 27 de marzo de 2026<text:line-break/><text:span text:style-name="T2">Ubicación:</text:span> Cali, Valle del Cauca, Colombia<text:line-break/><text:span text:style-name="T2">Plataforma Cloud:</text:span> Google Cloud Platform (GCP)<text:line-break/><text:span text:style-name="T2">Stack Tecnológico:</text:span> Microservicios con Spring Boot, PostgreSQL, Cloud Run</text:p>
      <text:p text:style-name="P4"><draw:rect text:anchor-type="as-char" style:rel-width="100%" draw:z-index="0" draw:name="Forma1" draw:style-name="gr1" draw:text-style-name="P5" svg:width="15.329cm" svg:height="0.003cm"><text:p/></draw:rect></text:p>
      <text:p text:style-name="P6"><text:bookmark-start text:name="bm_2_resumen_ejecutivo"/>2. Resumen Ejecutivo<text:bookmark-end text:name="bm_2_resumen_ejecutivo"/></text:p>
      <text:p text:style-name="P3"><text:span text:style-name="T3">Plataforma digital tipo marketplace que conecta proveedores de servicios informales (</text:span><text:span text:style-name="T4">Djs</text:span><text:span text:style-name="T3">, </text:span><text:span text:style-name="T4">bailarines</text:span><text:span text:style-name="T3">, músicos, profesores, etc.) con clientes en Colombia. La aplicación permite a los trabajadores informales crear perfiles profesionales, gestionar su portafolio de trabajos, recibir reservas y pagos digitales, mientras que los clientes pueden buscar, comparar y contratar servicios de manera segura.</text:span></text:p>
      <text:p text:style-name="P4"><draw:rect text:anchor-type="as-char" style:rel-width="100%" draw:z-index="1" draw:name="Forma2" draw:style-name="gr1" draw:text-style-name="P5" svg:width="15.329cm" svg:height="0.003cm"><text:p/></draw:rect></text:p>
      <text:p text:style-name="P6"><text:bookmark-start text:name="bm_3_requerimientos_funcionales"/>3. Requerimientos Funcionales<text:bookmark-end text:name="bm_3_requerimientos_funcionales"/></text:p>
      <text:p text:style-name="P7"><text:bookmark-start text:name="bm_3_1_gestión_de_usuarios"/>3.1 Gestión de Usuarios<text:bookmark-end text:name="bm_3_1_gestión_de_usuarios"/></text:p>
      <text:p text:style-name="P8"><text:bookmark-start text:name="rf_001_registro_de_usuario"/>RF-001: Registro de Usuario<text:bookmark-end text:name="rf_001_registro_de_usuario"/></text:p>
      <text:list text:style-name="WWNum1">
        <text:list-item>
          <text:p text:style-name="P9"><text:span text:style-name="T2">Prioridad:</text:span> Alta</text:p>
        </text:list-item>
        <text:list-item>
          <text:p text:style-name="P9"><text:span text:style-name="T2">Descripción:</text:span> El sistema debe permitir el registro de dos tipos de usuarios: Clientes y Proveedores de Servicios.</text:p>
        </text:list-item>
        <text:list-item>
          <text:p text:style-name="P10">Criterios de Aceptación:</text:p>
          <text:list>
            <text:list-item>
              <text:p text:style-name="P11">Formulario de registro con: nombre completo, email, teléfono, contraseña</text:p>
            </text:list-item>
            <text:list-item>
              <text:p text:style-name="P11">Validación de correo electrónico único</text:p>
            </text:list-item>
            <text:list-item>
              <text:p text:style-name="P11">Validación de número de teléfono colombiano (formato +57)</text:p>
            </text:list-item>
            <text:list-item>
              <text:p text:style-name="P11">Verificación por SMS o email</text:p>
            </text:list-item>
            <text:list-item>
              <text:p text:style-name="P11">Contraseña mínima 8 caracteres con mayúsculas, minúsculas y números</text:p>
            </text:list-item>
          </text:list>
        </text:list-item>
      </text:list>
      <text:p text:style-name="P12"><text:bookmark-start text:name="rf_002_autenticación_y_sesión"/><text:soft-page-break/><text:span text:style-name="T5">RF-002: Autenticación y Sesión</text:span><text:bookmark-end text:name="rf_002_autenticación_y_sesión"/></text:p>
      <text:list text:style-name="WWNum2">
        <text:list-item>
          <text:p text:style-name="P13"><text:span text:style-name="T2">Prioridad:</text:span> Alta</text:p>
        </text:list-item>
        <text:list-item>
          <text:p text:style-name="P13"><text:span text:style-name="T2">Descripción:</text:span> Sistema de login seguro con JWT tokens.</text:p>
        </text:list-item>
        <text:list-item>
          <text:p text:style-name="P14">Criterios de Aceptación:</text:p>
          <text:list>
            <text:list-item>
              <text:p text:style-name="P15">Login con email/teléfono + contraseña</text:p>
            </text:list-item>
            <text:list-item>
              <text:p text:style-name="P15">Generación de JWT token con duración de 30 días</text:p>
            </text:list-item>
            <text:list-item>
              <text:p text:style-name="P15">Refresh token automático</text:p>
            </text:list-item>
            <text:list-item>
              <text:p text:style-name="P15">Opción "Recordar sesión"</text:p>
            </text:list-item>
            <text:list-item>
              <text:p text:style-name="P13">Logout que invalida el token</text:p>
            </text:list-item>
          </text:list>
        </text:list-item>
      </text:list>
      <text:p text:style-name="P8"><text:bookmark-start text:name="rf_003_perfiles_de_proveedor"/>RF-003: Perfiles de Proveedor<text:bookmark-end text:name="rf_003_perfiles_de_proveedor"/></text:p>
      <text:list text:style-name="WWNum3">
        <text:list-item>
          <text:p text:style-name="P16"><text:span text:style-name="T2">Prioridad:</text:span> Alta</text:p>
        </text:list-item>
        <text:list-item>
          <text:p text:style-name="P16"><text:span text:style-name="T2">Descripción:</text:span> Los proveedores pueden crear y gestionar su perfil profesional.</text:p>
        </text:list-item>
        <text:list-item>
          <text:p text:style-name="P17">Criterios de Aceptación:</text:p>
          <text:list>
            <text:list-item>
              <text:p text:style-name="P18">Información básica: nombre, foto, categoría de servicio, zona de cobertura</text:p>
            </text:list-item>
            <text:list-item>
              <text:p text:style-name="P18">Descripción del servicio (máx. 500 caracteres)</text:p>
            </text:list-item>
            <text:list-item>
              <text:p text:style-name="P16"><text:span text:style-name="T3">Selección de múltiples categorías (ej: </text:span><text:span text:style-name="T4">profesor</text:span><text:span text:style-name="T3">, </text:span><text:span text:style-name="T4">mago</text:span><text:span text:style-name="T3">)</text:span></text:p>
            </text:list-item>
            <text:list-item>
              <text:p text:style-name="P18">Configuración de disponibilidad horaria</text:p>
            </text:list-item>
            <text:list-item>
              <text:p text:style-name="P16">Tarifas base por servicio</text:p>
            </text:list-item>
          </text:list>
        </text:list-item>
      </text:list>
      <text:p text:style-name="P8"><text:bookmark-start text:name="rf_004_perfiles_de_cliente"/>RF-004: Perfiles de Cliente<text:bookmark-end text:name="rf_004_perfiles_de_cliente"/></text:p>
      <text:list text:style-name="WWNum4">
        <text:list-item>
          <text:p text:style-name="P19"><text:span text:style-name="T2">Prioridad:</text:span> Media</text:p>
        </text:list-item>
        <text:list-item>
          <text:p text:style-name="P19"><text:span text:style-name="T2">Descripción:</text:span> Los clientes pueden gestionar sus datos personales y preferencias.</text:p>
        </text:list-item>
        <text:list-item>
          <text:p text:style-name="P20">Criterios de Aceptación:</text:p>
          <text:list>
            <text:list-item>
              <text:p text:style-name="P21">Información básica: nombre, foto, dirección, teléfono</text:p>
            </text:list-item>
            <text:list-item>
              <text:p text:style-name="P19">Historial de reservas</text:p>
            </text:list-item>
            <text:list-item>
              <text:p text:style-name="P21">Métodos de pago guardados</text:p>
            </text:list-item>
            <text:list-item>
              <text:p text:style-name="P21">Direcciones guardadas (máx. 5)</text:p>
            </text:list-item>
          </text:list>
        </text:list-item>
      </text:list>
      <text:p text:style-name="P4"><draw:rect text:anchor-type="as-char" style:rel-width="100%" draw:z-index="2" draw:name="Forma3" draw:style-name="gr1" draw:text-style-name="P5" svg:width="15.329cm" svg:height="0.003cm"><text:p/></draw:rect></text:p>
      <text:p text:style-name="P22"><text:bookmark-start text:name="bm_3_2_sistema_de_portafolio"/>3.2 Sistema de Portafolio<text:bookmark-end text:name="bm_3_2_sistema_de_portafolio"/></text:p>
      <text:p text:style-name="P23"><text:bookmark-start text:name="rf_005_subir_imágenes_de_portafolio"/>RF-005: Subir Imágenes de Portafolio<text:bookmark-end text:name="rf_005_subir_imágenes_de_portafolio"/></text:p>
      <text:list text:style-name="WWNum5">
        <text:list-item>
          <text:p text:style-name="P24"><text:span text:style-name="T2">Prioridad:</text:span> Alta</text:p>
        </text:list-item>
        <text:list-item>
          <text:p text:style-name="P24"><text:span text:style-name="T2">Descripción:</text:span><text:span text:style-name="T3"> Proveedores pueden subir hasta </text:span><text:span text:style-name="T4">5</text:span><text:span text:style-name="T3"> imágenes de trabajos realizados.</text:span></text:p>
        </text:list-item>
        <text:list-item>
          <text:p text:style-name="P25">Criterios de Aceptación:</text:p>
          <text:list>
            <text:list-item>
              <text:p text:style-name="P24"><text:soft-page-break/><text:span text:style-name="T3">Máximo </text:span><text:span text:style-name="T4">5</text:span><text:span text:style-name="T3"> imágenes por proveedor</text:span></text:p>
            </text:list-item>
            <text:list-item>
              <text:p text:style-name="P24">Formatos aceptados: JPG, PNG</text:p>
            </text:list-item>
            <text:list-item>
              <text:p text:style-name="P26">Tamaño máximo por imagen: 5MB</text:p>
            </text:list-item>
            <text:list-item>
              <text:p text:style-name="P26">Compresión automática a 800x600px</text:p>
            </text:list-item>
            <text:list-item>
              <text:p text:style-name="P24">Almacenamiento en Cloud Storage</text:p>
            </text:list-item>
            <text:list-item>
              <text:p text:style-name="P26">URL pública generada automáticamente</text:p>
            </text:list-item>
          </text:list>
        </text:list-item>
      </text:list>
      <text:p text:style-name="P23"><text:bookmark-start text:name="rf_006_gestión_de_portafolio"/>RF-006: Gestión de Portafolio<text:bookmark-end text:name="rf_006_gestión_de_portafolio"/></text:p>
      <text:list text:style-name="WWNum6">
        <text:list-item>
          <text:p text:style-name="P27"><text:span text:style-name="T2">Prioridad:</text:span> Media</text:p>
        </text:list-item>
        <text:list-item>
          <text:p text:style-name="P27"><text:span text:style-name="T2">Descripción:</text:span> CRUD completo para items del portafolio.</text:p>
        </text:list-item>
        <text:list-item>
          <text:p text:style-name="P28">Criterios de Aceptación:</text:p>
          <text:list>
            <text:list-item>
              <text:p text:style-name="P29">Agregar título y descripción a cada imagen</text:p>
            </text:list-item>
            <text:list-item>
              <text:p text:style-name="P27">Indicar fecha del trabajo realizado</text:p>
            </text:list-item>
            <text:list-item>
              <text:p text:style-name="P29">Eliminar imágenes del portafolio</text:p>
            </text:list-item>
            <text:list-item>
              <text:p text:style-name="P29">Reordenar imágenes (drag and drop)</text:p>
            </text:list-item>
            <text:list-item>
              <text:p text:style-name="P27">Marcar imagen principal como foto de perfil</text:p>
            </text:list-item>
          </text:list>
        </text:list-item>
      </text:list>
      <text:p text:style-name="P4"><draw:rect text:anchor-type="as-char" style:rel-width="100%" draw:z-index="3" draw:name="Forma4" draw:style-name="gr1" draw:text-style-name="P5" svg:width="15.329cm" svg:height="0.003cm"><text:p/></draw:rect></text:p>
      <text:p text:style-name="P7"><text:bookmark-start text:name="bm_3_3_búsqueda_y_descubrimiento"/>3.3 Búsqueda y Descubrimiento<text:bookmark-end text:name="bm_3_3_búsqueda_y_descubrimiento"/></text:p>
      <text:p text:style-name="P23"><text:bookmark-start text:name="rf_007_búsqueda_de_proveedores"/>RF-007: Búsqueda de Proveedores<text:bookmark-end text:name="rf_007_búsqueda_de_proveedores"/></text:p>
      <text:list text:style-name="WWNum7">
        <text:list-item>
          <text:p text:style-name="P30"><text:span text:style-name="T2">Prioridad:</text:span> Alta</text:p>
        </text:list-item>
        <text:list-item>
          <text:p text:style-name="P30"><text:span text:style-name="T2">Descripción:</text:span><text:span text:style-name="T3"> Los clientes pueden buscar proveedores por múltiples criterios.</text:span></text:p>
        </text:list-item>
        <text:list-item>
          <text:p text:style-name="P31">Criterios de Aceptación:</text:p>
          <text:list>
            <text:list-item>
              <text:p text:style-name="P32">Búsqueda por categoría de servicio</text:p>
            </text:list-item>
            <text:list-item>
              <text:p text:style-name="P32">Filtro por zona geográfica (ciudad, barrio)</text:p>
            </text:list-item>
            <text:list-item>
              <text:p text:style-name="P30">Filtro por rango de precio</text:p>
            </text:list-item>
            <text:list-item>
              <text:p text:style-name="P32">Filtro por calificación mínima</text:p>
            </text:list-item>
            <text:list-item>
              <text:p text:style-name="P32">Búsqueda por texto libre (nombre, descripción)</text:p>
            </text:list-item>
          </text:list>
        </text:list-item>
      </text:list>
      <text:p text:style-name="P8"><text:bookmark-start text:name="rf_008_sistema_de_recomendaciones"/>RF-008: Sistema de Recomendaciones<text:bookmark-end text:name="rf_008_sistema_de_recomendaciones"/></text:p>
      <text:list text:style-name="WWNum8">
        <text:list-item>
          <text:p text:style-name="P33"><text:span text:style-name="T2">Prioridad:</text:span> Media</text:p>
        </text:list-item>
        <text:list-item>
          <text:p text:style-name="P33"><text:span text:style-name="T2">Descripción:</text:span><text:span text:style-name="T3"> Algoritmo que recomienda proveedores según historial del cliente.</text:span></text:p>
        </text:list-item>
        <text:list-item>
          <text:p text:style-name="P34">Criterios de Aceptación:</text:p>
          <text:list>
            <text:list-item>
              <text:p text:style-name="P33">Recomendaciones basadas en servicios contratados previamente</text:p>
            </text:list-item>
            <text:list-item>
              <text:p text:style-name="P35">Recomendaciones basadas en ubicación del cliente</text:p>
            </text:list-item>
            <text:list-item>
              <text:p text:style-name="P33"><text:soft-page-break/>Proveedores mejor calificados priorizados</text:p>
            </text:list-item>
            <text:list-item>
              <text:p text:style-name="P35">Actualización en tiempo real</text:p>
            </text:list-item>
          </text:list>
        </text:list-item>
      </text:list>
      <text:p text:style-name="P23"><text:bookmark-start text:name="rf_009_vista_de_perfil_público"/>RF-009: Vista de Perfil Público<text:bookmark-end text:name="rf_009_vista_de_perfil_público"/></text:p>
      <text:list text:style-name="WWNum9">
        <text:list-item>
          <text:p text:style-name="P36"><text:span text:style-name="T2">Prioridad:</text:span> Alta</text:p>
        </text:list-item>
        <text:list-item>
          <text:p text:style-name="P36"><text:span text:style-name="T2">Descripción:</text:span> Los clientes pueden ver el perfil completo del proveedor.</text:p>
        </text:list-item>
        <text:list-item>
          <text:p text:style-name="P37">Criterios de Aceptación:</text:p>
          <text:list>
            <text:list-item>
              <text:p text:style-name="P38">Información básica del proveedor</text:p>
            </text:list-item>
            <text:list-item>
              <text:p text:style-name="P38">Galería de portafolio (máx. 10 imágenes)</text:p>
            </text:list-item>
            <text:list-item>
              <text:p text:style-name="P38">Calificación promedio y número de reseñas</text:p>
            </text:list-item>
            <text:list-item>
              <text:p text:style-name="P38">Últimas 5 reseñas</text:p>
            </text:list-item>
            <text:list-item>
              <text:p text:style-name="P36">Zona de cobertura y disponibilidad</text:p>
            </text:list-item>
            <text:list-item>
              <text:p text:style-name="P38">Botón "Reservar Servicio"</text:p>
            </text:list-item>
          </text:list>
        </text:list-item>
      </text:list>
      <text:p text:style-name="P4"><draw:rect text:anchor-type="as-char" style:rel-width="100%" draw:z-index="4" draw:name="Forma5" draw:style-name="gr1" draw:text-style-name="P5" svg:width="15.329cm" svg:height="0.003cm"><text:p/></draw:rect></text:p>
      <text:p text:style-name="P22"><text:bookmark-start text:name="bm_3_4_sistema_de_reservas"/>3.4 Sistema de Reservas<text:bookmark-end text:name="bm_3_4_sistema_de_reservas"/></text:p>
      <text:p text:style-name="P8"><text:bookmark-start text:name="rf_010_crear_reserva"/>RF-010: Crear Reserva<text:bookmark-end text:name="rf_010_crear_reserva"/></text:p>
      <text:list text:style-name="WWNum10">
        <text:list-item>
          <text:p text:style-name="P39"><text:span text:style-name="T2">Prioridad:</text:span> Alta</text:p>
        </text:list-item>
        <text:list-item>
          <text:p text:style-name="P39"><text:span text:style-name="T2">Descripción:</text:span> Los clientes pueden solicitar servicios a proveedores.</text:p>
        </text:list-item>
        <text:list-item>
          <text:p text:style-name="P40">Criterios de Aceptación:</text:p>
          <text:list>
            <text:list-item>
              <text:p text:style-name="P41">Selección de fecha y hora</text:p>
            </text:list-item>
            <text:list-item>
              <text:p text:style-name="P41">Especificación de dirección del servicio</text:p>
            </text:list-item>
            <text:list-item>
              <text:p text:style-name="P41">Descripción del trabajo requerido (máx. 1000 caracteres)</text:p>
            </text:list-item>
            <text:list-item>
              <text:p text:style-name="P41">Adjuntar fotos del problema (opcional, máx. 3)</text:p>
            </text:list-item>
            <text:list-item>
              <text:p text:style-name="P41">Cotización automática o a solicitar</text:p>
            </text:list-item>
            <text:list-item>
              <text:p text:style-name="P41">Confirmación vía notificación push</text:p>
            </text:list-item>
          </text:list>
        </text:list-item>
      </text:list>
      <text:p text:style-name="P23"><text:bookmark-start text:name="rf_011_gestión_de_reservas_proveedor"/>RF-011: Gestión de Reservas (Proveedor)<text:bookmark-end text:name="rf_011_gestión_de_reservas_proveedor"/></text:p>
      <text:list text:style-name="WWNum11">
        <text:list-item>
          <text:p text:style-name="P42"><text:span text:style-name="T2">Prioridad:</text:span> Alta</text:p>
        </text:list-item>
        <text:list-item>
          <text:p text:style-name="P42"><text:span text:style-name="T2">Descripción:</text:span> Los proveedores pueden gestionar sus reservas pendientes.</text:p>
        </text:list-item>
        <text:list-item>
          <text:p text:style-name="P43">Criterios de Aceptación:</text:p>
          <text:list>
            <text:list-item>
              <text:p text:style-name="P42">Ver lista de reservas pendientes, aceptadas, completadas</text:p>
            </text:list-item>
            <text:list-item>
              <text:p text:style-name="P44">Aceptar o rechazar reservas con justificación</text:p>
            </text:list-item>
            <text:list-item>
              <text:p text:style-name="P44">Proponer nueva fecha/hora si no está disponible</text:p>
            </text:list-item>
            <text:list-item>
              <text:p text:style-name="P44">Modificar cotización antes de aceptar</text:p>
            </text:list-item>
            <text:list-item>
              <text:p text:style-name="P42"><text:soft-page-break/>Marcar servicio como completado</text:p>
            </text:list-item>
          </text:list>
        </text:list-item>
      </text:list>
      <text:p text:style-name="P8"><text:bookmark-start text:name="rf_012_estados_de_reserva"/>RF-012: Estados de Reserva<text:bookmark-end text:name="rf_012_estados_de_reserva"/></text:p>
      <text:list text:style-name="WWNum12">
        <text:list-item>
          <text:p text:style-name="P45"><text:span text:style-name="T2">Prioridad:</text:span> Alta</text:p>
        </text:list-item>
        <text:list-item>
          <text:p text:style-name="P45"><text:span text:style-name="T2">Descripción:</text:span> Sistema de estados del ciclo de vida de una reserva.</text:p>
        </text:list-item>
        <text:list-item>
          <text:p text:style-name="P46">Criterios de Aceptación:</text:p>
          <text:list>
            <text:list-item>
              <text:p text:style-name="P47">Estados: Pendiente → Aceptada → En Curso → Completada → Cancelada</text:p>
            </text:list-item>
            <text:list-item>
              <text:p text:style-name="P47">Cancelación permitida hasta 2 horas antes del servicio</text:p>
            </text:list-item>
            <text:list-item>
              <text:p text:style-name="P47">Notificaciones automáticas en cada cambio de estado</text:p>
            </text:list-item>
            <text:list-item>
              <text:p text:style-name="P47">Penalización por cancelaciones frecuentes (&gt;3 al mes)</text:p>
            </text:list-item>
          </text:list>
        </text:list-item>
      </text:list>
      <text:p text:style-name="P4"><draw:rect text:anchor-type="as-char" style:rel-width="100%" draw:z-index="5" draw:name="Forma6" draw:style-name="gr1" draw:text-style-name="P5" svg:width="15.329cm" svg:height="0.003cm"><text:p/></draw:rect></text:p>
      <text:p text:style-name="P22"><text:bookmark-start text:name="bm_3_5_sistema_de_pagos"/>3.5 Sistema de Pagos<text:bookmark-end text:name="bm_3_5_sistema_de_pagos"/></text:p>
      <text:p text:style-name="P23"><text:bookmark-start text:name="rf_013_integración_de_pasarela_de_pagos"/>RF-013: Integración de Pasarela de Pagos<text:bookmark-end text:name="rf_013_integración_de_pasarela_de_pagos"/></text:p>
      <text:list text:style-name="WWNum13">
        <text:list-item>
          <text:p text:style-name="P48"><text:span text:style-name="T2">Prioridad:</text:span> Alta</text:p>
        </text:list-item>
        <text:list-item>
          <text:p text:style-name="P48"><text:span text:style-name="T2">Descripción:</text:span> Procesamiento seguro de pagos con Wompi o ePayco.</text:p>
        </text:list-item>
        <text:list-item>
          <text:p text:style-name="P49">Criterios de Aceptación:</text:p>
          <text:list>
            <text:list-item>
              <text:p text:style-name="P50">Métodos aceptados: tarjeta débito/crédito, PSE, Nequi</text:p>
            </text:list-item>
            <text:list-item>
              <text:p text:style-name="P50">Guardado seguro de métodos de pago (tokenización)</text:p>
            </text:list-item>
            <text:list-item>
              <text:p text:style-name="P48">Pago anticipado (50%) opcional</text:p>
            </text:list-item>
            <text:list-item>
              <text:p text:style-name="P48">Pago al completar servicio</text:p>
            </text:list-item>
            <text:list-item>
              <text:p text:style-name="P50">Recibo digital generado automáticamente</text:p>
            </text:list-item>
          </text:list>
        </text:list-item>
      </text:list>
      <text:p text:style-name="P8"><text:bookmark-start text:name="rf_014_desembolso_a_proveedores"/>RF-014: Desembolso a Proveedores<text:bookmark-end text:name="rf_014_desembolso_a_proveedores"/></text:p>
      <text:list text:style-name="WWNum14">
        <text:list-item>
          <text:p text:style-name="P51"><text:span text:style-name="T2">Prioridad:</text:span> Alta</text:p>
        </text:list-item>
        <text:list-item>
          <text:p text:style-name="P51"><text:span text:style-name="T2">Descripción:</text:span> Sistema de transferencia de fondos a proveedores.</text:p>
        </text:list-item>
        <text:list-item>
          <text:p text:style-name="P52">Criterios de Aceptación:</text:p>
          <text:list>
            <text:list-item>
              <text:p text:style-name="P53">Retención de comisión (10-15%) antes de transferir</text:p>
            </text:list-item>
            <text:list-item>
              <text:p text:style-name="P53">Transferencia automática 24-48h después de completar servicio</text:p>
            </text:list-item>
            <text:list-item>
              <text:p text:style-name="P51">Soporte para cuentas bancarias colombianas y Nequi</text:p>
            </text:list-item>
            <text:list-item>
              <text:p text:style-name="P51">Historial de pagos recibidos</text:p>
            </text:list-item>
            <text:list-item>
              <text:p text:style-name="P51">Certificado de ingresos mensual</text:p>
            </text:list-item>
          </text:list>
        </text:list-item>
      </text:list>
      <text:p text:style-name="P8"><text:bookmark-start text:name="rf_015_modelo_de_comisiones"/>RF-015: Modelo de Comisiones<text:bookmark-end text:name="rf_015_modelo_de_comisiones"/></text:p>
      <text:list text:style-name="WWNum15">
        <text:list-item>
          <text:p text:style-name="P54"><text:span text:style-name="T2">Prioridad:</text:span> Alta</text:p>
        </text:list-item>
        <text:list-item>
          <text:p text:style-name="P54"><text:soft-page-break/><text:span text:style-name="T2">Descripción:</text:span><text:span text:style-name="T3"> Configuración de comisiones por transacción.</text:span></text:p>
        </text:list-item>
        <text:list-item>
          <text:p text:style-name="P55">Criterios de Aceptación:</text:p>
          <text:list>
            <text:list-item>
              <text:p text:style-name="P56">Comisión dual: cliente (3-5%) + proveedor (10-15%)</text:p>
            </text:list-item>
            <text:list-item>
              <text:p text:style-name="P56">Comisión configurable por categoría de servicio</text:p>
            </text:list-item>
            <text:list-item>
              <text:p text:style-name="P56">Descuento en comisión para suscriptores PRO</text:p>
            </text:list-item>
            <text:list-item>
              <text:p text:style-name="P54">Dashboard de ingresos por comisiones</text:p>
            </text:list-item>
          </text:list>
        </text:list-item>
      </text:list>
      <text:p text:style-name="P4"><draw:rect text:anchor-type="as-char" style:rel-width="100%" draw:z-index="6" draw:name="Forma7" draw:style-name="gr1" draw:text-style-name="P5" svg:width="15.329cm" svg:height="0.003cm"><text:p/></draw:rect></text:p>
      <text:p text:style-name="P7"><text:bookmark-start text:name="bm_3_6_sistema_de_calificaciones_1ed65b"/>3.6 Sistema de Calificaciones y Reseñas<text:bookmark-end text:name="bm_3_6_sistema_de_calificaciones_1ed65b"/></text:p>
      <text:p text:style-name="P8"><text:bookmark-start text:name="rf_016_calificar_servicio"/>RF-016: Calificar Servicio<text:bookmark-end text:name="rf_016_calificar_servicio"/></text:p>
      <text:list text:style-name="WWNum16">
        <text:list-item>
          <text:p text:style-name="P57"><text:span text:style-name="T2">Prioridad:</text:span> Alta</text:p>
        </text:list-item>
        <text:list-item>
          <text:p text:style-name="P57"><text:span text:style-name="T2">Descripción:</text:span> Los clientes pueden calificar servicios completados.</text:p>
        </text:list-item>
        <text:list-item>
          <text:p text:style-name="P58">Criterios de Aceptación:</text:p>
          <text:list>
            <text:list-item>
              <text:p text:style-name="P59">Calificación de 1 a 5 estrellas</text:p>
            </text:list-item>
            <text:list-item>
              <text:p text:style-name="P59">Comentario escrito (opcional, máx. 500 caracteres)</text:p>
            </text:list-item>
            <text:list-item>
              <text:p text:style-name="P59">Solo permitido después de servicio completado</text:p>
            </text:list-item>
            <text:list-item>
              <text:p text:style-name="P59">Una calificación por servicio</text:p>
            </text:list-item>
            <text:list-item>
              <text:p text:style-name="P59">Plazo de 7 días después de completar servicio</text:p>
            </text:list-item>
          </text:list>
        </text:list-item>
      </text:list>
      <text:p text:style-name="P23"><text:bookmark-start text:name="rf_017_respuesta_a_reseñas"/>RF-017: Respuesta a Reseñas<text:bookmark-end text:name="rf_017_respuesta_a_reseñas"/></text:p>
      <text:list text:style-name="WWNum17">
        <text:list-item>
          <text:p text:style-name="P60"><text:span text:style-name="T2">Prioridad:</text:span> Media</text:p>
        </text:list-item>
        <text:list-item>
          <text:p text:style-name="P60"><text:span text:style-name="T2">Descripción:</text:span><text:span text:style-name="T3"> Los proveedores pueden responder reseñas.</text:span></text:p>
        </text:list-item>
        <text:list-item>
          <text:p text:style-name="P61">Criterios de Aceptación:</text:p>
          <text:list>
            <text:list-item>
              <text:p text:style-name="P62">Una respuesta por reseña</text:p>
            </text:list-item>
            <text:list-item>
              <text:p text:style-name="P62">Máximo 300 caracteres</text:p>
            </text:list-item>
            <text:list-item>
              <text:p text:style-name="P60">Visible para todos los usuarios</text:p>
            </text:list-item>
            <text:list-item>
              <text:p text:style-name="P62">Editable hasta 24h después de publicar</text:p>
            </text:list-item>
          </text:list>
        </text:list-item>
      </text:list>
      <text:p text:style-name="P23"><text:bookmark-start text:name="rf_018_moderación_de_reseñas"/>RF-018: Moderación de Reseñas<text:bookmark-end text:name="rf_018_moderación_de_reseñas"/></text:p>
      <text:list text:style-name="WWNum18">
        <text:list-item>
          <text:p text:style-name="P63"><text:span text:style-name="T2">Prioridad:</text:span> Media</text:p>
        </text:list-item>
        <text:list-item>
          <text:p text:style-name="P63"><text:span text:style-name="T2">Descripción:</text:span><text:span text:style-name="T3"> Sistema de reportes de reseñas inapropiadas.</text:span></text:p>
        </text:list-item>
        <text:list-item>
          <text:p text:style-name="P64">Criterios de Aceptación:</text:p>
          <text:list>
            <text:list-item>
              <text:p text:style-name="P65">Botón "Reportar reseña"</text:p>
            </text:list-item>
            <text:list-item>
              <text:p text:style-name="P65">Categorías: lenguaje ofensivo, spam, información falsa</text:p>
            </text:list-item>
            <text:list-item>
              <text:p text:style-name="P65">Revisión manual por administrador</text:p>
            </text:list-item>
            <text:list-item>
              <text:p text:style-name="P63"><text:soft-page-break/><text:span text:style-name="T3">Eliminación de reseñas violatorias</text:span></text:p>
            </text:list-item>
          </text:list>
        </text:list-item>
      </text:list>
      <text:p text:style-name="P4"><draw:rect text:anchor-type="as-char" style:rel-width="100%" draw:z-index="7" draw:name="Forma8" draw:style-name="gr1" draw:text-style-name="P5" svg:width="15.329cm" svg:height="0.003cm"><text:p/></draw:rect></text:p>
      <text:p text:style-name="P22"><text:bookmark-start text:name="bm_3_7_notificaciones"/>3.7 Notificaciones<text:bookmark-end text:name="bm_3_7_notificaciones"/></text:p>
      <text:p text:style-name="P8"><text:bookmark-start text:name="rf_019_notificaciones_push"/>RF-019: Notificaciones Push<text:bookmark-end text:name="rf_019_notificaciones_push"/></text:p>
      <text:list text:style-name="WWNum19">
        <text:list-item>
          <text:p text:style-name="P66"><text:span text:style-name="T2">Prioridad:</text:span> Alta</text:p>
        </text:list-item>
        <text:list-item>
          <text:p text:style-name="P66"><text:span text:style-name="T2">Descripción:</text:span> Sistema de notificaciones en tiempo real.</text:p>
        </text:list-item>
        <text:list-item>
          <text:p text:style-name="P67">Criterios de Aceptación:</text:p>
          <text:list>
            <text:list-item>
              <text:p text:style-name="P68">Notificación de nueva reserva (proveedor)</text:p>
            </text:list-item>
            <text:list-item>
              <text:p text:style-name="P68">Confirmación de reserva (cliente)</text:p>
            </text:list-item>
            <text:list-item>
              <text:p text:style-name="P66">Recordatorio 1 hora antes del servicio</text:p>
            </text:list-item>
            <text:list-item>
              <text:p text:style-name="P66">Cambio de estado de reserva</text:p>
            </text:list-item>
            <text:list-item>
              <text:p text:style-name="P68">Nueva reseña recibida</text:p>
            </text:list-item>
            <text:list-item>
              <text:p text:style-name="P68">Configuración de preferencias de notificación</text:p>
            </text:list-item>
          </text:list>
        </text:list-item>
      </text:list>
      <text:p text:style-name="P8"><text:bookmark-start text:name="rf_020_notificaciones_email_sms"/>RF-020: Notificaciones Email/SMS<text:bookmark-end text:name="rf_020_notificaciones_email_sms"/></text:p>
      <text:list text:style-name="WWNum20">
        <text:list-item>
          <text:p text:style-name="P69"><text:span text:style-name="T2">Prioridad:</text:span> Media</text:p>
        </text:list-item>
        <text:list-item>
          <text:p text:style-name="P69"><text:span text:style-name="T2">Descripción:</text:span><text:span text:style-name="T3"> Notificaciones críticas vía email y SMS.</text:span></text:p>
        </text:list-item>
        <text:list-item>
          <text:p text:style-name="P70">Criterios de Aceptación:</text:p>
          <text:list>
            <text:list-item>
              <text:p text:style-name="P71">Confirmación de registro</text:p>
            </text:list-item>
            <text:list-item>
              <text:p text:style-name="P71">Recuperación de contraseña</text:p>
            </text:list-item>
            <text:list-item>
              <text:p text:style-name="P71">Confirmación de pago</text:p>
            </text:list-item>
            <text:list-item>
              <text:p text:style-name="P71">Comprobante de transacción</text:p>
            </text:list-item>
            <text:list-item>
              <text:p text:style-name="P69">Resumen semanal de actividad</text:p>
            </text:list-item>
          </text:list>
        </text:list-item>
      </text:list>
      <text:p text:style-name="P4"><draw:rect text:anchor-type="as-char" style:rel-width="100%" draw:z-index="8" draw:name="Forma10" draw:style-name="gr1" draw:text-style-name="P5" svg:width="15.329cm" svg:height="0.003cm"><text:p/></draw:rect></text:p>
      <text:p text:style-name="P6"><text:bookmark-start text:name="bm_4_requerimientos_no_funcionales"/>4. Requerimientos No Funcionales<text:bookmark-end text:name="bm_4_requerimientos_no_funcionales"/></text:p>
      <text:p text:style-name="P22"><text:bookmark-start text:name="bm_4_1_rendimiento"/>4.1 Rendimiento<text:bookmark-end text:name="bm_4_1_rendimiento"/></text:p>
      <text:p text:style-name="P8"><text:bookmark-start text:name="rnf_001_tiempo_de_respuesta"/>RNF-001: Tiempo de Respuesta<text:bookmark-end text:name="rnf_001_tiempo_de_respuesta"/></text:p>
      <text:list text:style-name="WWNum23">
        <text:list-item>
          <text:p text:style-name="P72"><text:span text:style-name="T2">Descripción:</text:span> La API debe responder en menos de 500ms para el 95% de las peticiones.</text:p>
        </text:list-item>
        <text:list-item>
          <text:p text:style-name="P72"><text:span text:style-name="T2">Métrica:</text:span> Medido con Cloud Monitoring.</text:p>
        </text:list-item>
      </text:list>
      <text:p text:style-name="P8"><text:bookmark-start text:name="rnf_002_escalabilidad"/>RNF-002: Escalabilidad<text:bookmark-end text:name="rnf_002_escalabilidad"/></text:p>
      <text:list text:style-name="WWNum24">
        <text:list-item>
          <text:p text:style-name="P73"><text:soft-page-break/><text:span text:style-name="T2">Descripción:</text:span><text:span text:style-name="T3"> El sistema debe soportar 10,000 usuarios concurrentes sin degradación.</text:span></text:p>
        </text:list-item>
        <text:list-item>
          <text:p text:style-name="P73"><text:span text:style-name="T2">Estrategia:</text:span><text:span text:style-name="T3"> Cloud Run con escalado automático (0-10 instancias).</text:span></text:p>
        </text:list-item>
      </text:list>
      <text:p text:style-name="P8"><text:bookmark-start text:name="rnf_003_disponibilidad"/>RNF-003: Disponibilidad<text:bookmark-end text:name="rnf_003_disponibilidad"/></text:p>
      <text:list text:style-name="WWNum25">
        <text:list-item>
          <text:p text:style-name="P74"><text:span text:style-name="T2">Descripción:</text:span> SLA de 99.5% de disponibilidad mensual.</text:p>
        </text:list-item>
        <text:list-item>
          <text:p text:style-name="P74"><text:span text:style-name="T2">Estrategia:</text:span><text:span text:style-name="T3"> Cloud SQL con alta disponibilidad, múltiples zonas.</text:span></text:p>
        </text:list-item>
      </text:list>
      <text:p text:style-name="P4"><draw:rect text:anchor-type="as-char" style:rel-width="100%" draw:z-index="9" draw:name="Forma11" draw:style-name="gr1" draw:text-style-name="P5" svg:width="15.329cm" svg:height="0.003cm"><text:p/></draw:rect></text:p>
      <text:p text:style-name="P22"><text:bookmark-start text:name="bm_4_2_seguridad"/>4.2 Seguridad<text:bookmark-end text:name="bm_4_2_seguridad"/></text:p>
      <text:p text:style-name="P23"><text:bookmark-start text:name="rnf_004_encriptación"/>RNF-004: Encriptación<text:bookmark-end text:name="rnf_004_encriptación"/></text:p>
      <text:list text:style-name="WWNum26">
        <text:list-item>
          <text:p text:style-name="P75"><text:span text:style-name="T2">Descripción:</text:span><text:span text:style-name="T3"> Toda comunicación debe usar HTTPS/TLS 1.3.</text:span></text:p>
        </text:list-item>
        <text:list-item>
          <text:p text:style-name="P75"><text:span text:style-name="T2">Implementación:</text:span><text:span text:style-name="T3"> Certificados SSL automáticos en Cloud Run.</text:span></text:p>
        </text:list-item>
      </text:list>
      <text:p text:style-name="P12"><text:bookmark-start text:name="rnf_005_protección_de_datos_personales"/><text:span text:style-name="T5">RNF-005: Protección de Datos Personales</text:span><text:bookmark-end text:name="rnf_005_protección_de_datos_personales"/></text:p>
      <text:list text:style-name="WWNum27">
        <text:list-item>
          <text:p text:style-name="P76"><text:span text:style-name="T2">Descripción:</text:span><text:span text:style-name="T3"> Cumplimiento con Ley 1581 de 2012 (protección de datos Colombia).</text:span></text:p>
        </text:list-item>
        <text:list-item>
          <text:p text:style-name="P77">Implementación:</text:p>
          <text:list>
            <text:list-item>
              <text:p text:style-name="P78">Consentimiento explícito en registro</text:p>
            </text:list-item>
            <text:list-item>
              <text:p text:style-name="P76">Derecho al olvido (eliminar cuenta)</text:p>
            </text:list-item>
            <text:list-item>
              <text:p text:style-name="P78">Encriptación de datos sensibles (AES-256)</text:p>
            </text:list-item>
          </text:list>
        </text:list-item>
      </text:list>
      <text:p text:style-name="P23"><text:bookmark-start text:name="rnf_006_autenticación_segura"/>RNF-006: Autenticación Segura<text:bookmark-end text:name="rnf_006_autenticación_segura"/></text:p>
      <text:list text:style-name="WWNum28">
        <text:list-item>
          <text:p text:style-name="P79"><text:span text:style-name="T2">Descripción:</text:span><text:span text:style-name="T3"> Tokens JWT con expiración y refresh.</text:span></text:p>
        </text:list-item>
        <text:list-item>
          <text:p text:style-name="P80">Implementación:</text:p>
          <text:list>
            <text:list-item>
              <text:p text:style-name="P81">Access token: 30 días</text:p>
            </text:list-item>
            <text:list-item>
              <text:p text:style-name="P81">Refresh token: 90 días</text:p>
            </text:list-item>
            <text:list-item>
              <text:p text:style-name="P79">Almacenamiento seguro en cliente (Keychain/Keystore)</text:p>
            </text:list-item>
          </text:list>
        </text:list-item>
      </text:list>
      <text:p text:style-name="P4"><draw:rect text:anchor-type="as-char" style:rel-width="100%" draw:z-index="10" draw:name="Forma12" draw:style-name="gr1" draw:text-style-name="P5" svg:width="15.329cm" svg:height="0.003cm"><text:p/></draw:rect></text:p>
      <text:p text:style-name="P22"><text:bookmark-start text:name="bm_4_3_usabilidad"/>4.3 Usabilidad<text:bookmark-end text:name="bm_4_3_usabilidad"/></text:p>
      <text:p text:style-name="P23"><text:bookmark-start text:name="rnf_007_diseño_responsive"/>RNF-007: Diseño Responsive<text:bookmark-end text:name="rnf_007_diseño_responsive"/></text:p>
      <text:list text:style-name="WWNum29">
        <text:list-item>
          <text:p text:style-name="P82"><text:span text:style-name="T2">Descripción:</text:span><text:span text:style-name="T3"> Interfaz adaptable a móviles (iOS/Android) y web.</text:span></text:p>
        </text:list-item>
        <text:list-item>
          <text:p text:style-name="P82"><text:span text:style-name="T2">Tecnología:</text:span><text:span text:style-name="T3"> Flutter para móvil, React para web.</text:span></text:p>
        </text:list-item>
      </text:list>
      <text:p text:style-name="P8"><text:bookmark-start text:name="rnf_008_accesibilidad"/>RNF-008: Accesibilidad<text:bookmark-end text:name="rnf_008_accesibilidad"/></text:p>
      <text:list text:style-name="WWNum30">
        <text:list-item>
          <text:p text:style-name="P83"><text:span text:style-name="T2">Descripción:</text:span> Cumplimiento WCAG 2.1 nivel AA.</text:p>
        </text:list-item>
        <text:list-item>
          <text:p text:style-name="P84"><text:soft-page-break/>Implementación:</text:p>
          <text:list>
            <text:list-item>
              <text:p text:style-name="P85">Contraste de color mínimo 4.5:1</text:p>
            </text:list-item>
            <text:list-item>
              <text:p text:style-name="P85">Navegación por teclado</text:p>
            </text:list-item>
            <text:list-item>
              <text:p text:style-name="P83">Etiquetas ARIA en elementos</text:p>
            </text:list-item>
          </text:list>
        </text:list-item>
      </text:list>
      <text:p text:style-name="P8"><text:bookmark-start text:name="rnf_009_idioma"/>RNF-009: Idioma<text:bookmark-end text:name="rnf_009_idioma"/></text:p>
      <text:list text:style-name="WWNum31">
        <text:list-item>
          <text:p text:style-name="P86"><text:span text:style-name="T2">Descripción:</text:span><text:span text:style-name="T3"> Soporte inicial solo en español (Colombia).</text:span></text:p>
        </text:list-item>
        <text:list-item>
          <text:p text:style-name="P86"><text:span text:style-name="T2">Futuro:</text:span><text:span text:style-name="T3"> Internacionalización para inglés y portugués.</text:span></text:p>
        </text:list-item>
      </text:list>
      <text:p text:style-name="P4"><draw:rect text:anchor-type="as-char" style:rel-width="100%" draw:z-index="11" draw:name="Forma13" draw:style-name="gr1" draw:text-style-name="P5" svg:width="15.329cm" svg:height="0.003cm"><text:p/></draw:rect></text:p>
      <text:p text:style-name="P22"><text:bookmark-start text:name="bm_4_4_mantenibilidad"/>4.4 Mantenibilidad<text:bookmark-end text:name="bm_4_4_mantenibilidad"/></text:p>
      <text:p text:style-name="P8"><text:bookmark-start text:name="rnf_010_arquitectura_de_microservicios"/>RNF-010: Arquitectura de Microservicios<text:bookmark-end text:name="rnf_010_arquitectura_de_microservicios"/></text:p>
      <text:list text:style-name="WWNum32">
        <text:list-item>
          <text:p text:style-name="P87"><text:span text:style-name="T2">Descripción:</text:span><text:span text:style-name="T3"> Separación lógica en servicios independientes.</text:span></text:p>
        </text:list-item>
        <text:list-item>
          <text:p text:style-name="P87"><text:span text:style-name="T2">Servicios:</text:span></text:p>
          <text:list>
            <text:list-item>
              <text:p text:style-name="P88">User Service (autenticación, perfiles)</text:p>
            </text:list-item>
            <text:list-item>
              <text:p text:style-name="P88">Reservas Service (gestión de reservas)</text:p>
            </text:list-item>
            <text:list-item>
              <text:p text:style-name="P87">Pagos Service (procesamiento de pagos)</text:p>
            </text:list-item>
            <text:list-item>
              <text:p text:style-name="P87">Recomendaciones Service (algoritmo ML)</text:p>
            </text:list-item>
            <text:list-item>
              <text:p text:style-name="P87">Notificaciones Service (push, email, SMS)</text:p>
            </text:list-item>
          </text:list>
        </text:list-item>
      </text:list>
      <text:p text:style-name="P23"><text:bookmark-start text:name="rnf_011_documentación_api"/>RNF-011: Documentación API<text:bookmark-end text:name="rnf_011_documentación_api"/></text:p>
      <text:list text:style-name="WWNum33">
        <text:list-item>
          <text:p text:style-name="P89"><text:span text:style-name="T2">Descripción:</text:span> API documentada con OpenAPI/Swagger.</text:p>
        </text:list-item>
        <text:list-item>
          <text:p text:style-name="P90">Criterios:</text:p>
          <text:list>
            <text:list-item>
              <text:p text:style-name="P89">Todos los endpoints documentados</text:p>
            </text:list-item>
            <text:list-item>
              <text:p text:style-name="P89">Ejemplos de request/response</text:p>
            </text:list-item>
            <text:list-item>
              <text:p text:style-name="P91">Códigos de error explicados</text:p>
            </text:list-item>
          </text:list>
        </text:list-item>
      </text:list>
      <text:p text:style-name="P8"><text:bookmark-start text:name="rnf_012_monitoreo_y_logs"/>RNF-012: Monitoreo y Logs<text:bookmark-end text:name="rnf_012_monitoreo_y_logs"/></text:p>
      <text:list text:style-name="WWNum34">
        <text:list-item>
          <text:p text:style-name="P92"><text:span text:style-name="T2">Descripción:</text:span> Logging estructurado y monitoreo continuo.</text:p>
        </text:list-item>
        <text:list-item>
          <text:p text:style-name="P93">Herramientas:</text:p>
          <text:list>
            <text:list-item>
              <text:p text:style-name="P92">Cloud Logging para logs centralizados</text:p>
            </text:list-item>
            <text:list-item>
              <text:p text:style-name="P94">Cloud Monitoring para métricas</text:p>
            </text:list-item>
            <text:list-item>
              <text:p text:style-name="P94">Alertas automáticas por errores críticos</text:p>
            </text:list-item>
          </text:list>
        </text:list-item>
      </text:list>
      <text:p text:style-name="P4"><draw:rect text:anchor-type="as-char" style:rel-width="100%" draw:z-index="12" draw:name="Forma14" draw:style-name="gr1" draw:text-style-name="P5" svg:width="15.329cm" svg:height="0.003cm"><text:p/></draw:rect></text:p>
      <text:p text:style-name="P2"><text:bookmark-start text:name="bm_5_arquitectura_técnica"/><text:soft-page-break/>5. Arquitectura Técnica<text:bookmark-end text:name="bm_5_arquitectura_técnica"/></text:p>
      <text:p text:style-name="P22"><text:bookmark-start text:name="bm_5_1_servicios_de_gcp"/>5.1 Servicios de GCP<text:bookmark-end text:name="bm_5_1_servicios_de_gcp"/></text:p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95">Servicio GCP</text:p>
          </table:table-cell>
          <table:table-cell table:style-name="Tabla1.B1" office:value-type="string">
            <text:p text:style-name="P95">Uso</text:p>
          </table:table-cell>
          <table:table-cell table:style-name="Tabla1.B1" office:value-type="string">
            <text:p text:style-name="P96">Configuración Inicial</text:p>
          </table:table-cell>
        </table:table-row>
        <table:table-row table:style-name="Tabla1.1">
          <table:table-cell table:style-name="Tabla1.A2" office:value-type="string">
            <text:p text:style-name="P95">Cloud Run</text:p>
          </table:table-cell>
          <table:table-cell table:style-name="Tabla1.B2" office:value-type="string">
            <text:p text:style-name="P95">Microservicios</text:p>
          </table:table-cell>
          <table:table-cell table:style-name="Tabla1.B2" office:value-type="string">
            <text:p text:style-name="P95">4 servicios x (1 vCPU, 1-2 GB RAM)</text:p>
          </table:table-cell>
        </table:table-row>
        <table:table-row table:style-name="Tabla1.1">
          <table:table-cell table:style-name="Tabla1.A2" office:value-type="string">
            <text:p text:style-name="P95">Cloud SQL</text:p>
          </table:table-cell>
          <table:table-cell table:style-name="Tabla1.B2" office:value-type="string">
            <text:p text:style-name="P95">Base de datos</text:p>
          </table:table-cell>
          <table:table-cell table:style-name="Tabla1.B2" office:value-type="string">
            <text:p text:style-name="P95">PostgreSQL 15, db-e2-small, 20 GB SSD</text:p>
          </table:table-cell>
        </table:table-row>
        <table:table-row table:style-name="Tabla1.1">
          <table:table-cell table:style-name="Tabla1.A2" office:value-type="string">
            <text:p text:style-name="P95">Cloud Storage</text:p>
          </table:table-cell>
          <table:table-cell table:style-name="Tabla1.B2" office:value-type="string">
            <text:p text:style-name="P96">Imágenes portafolio</text:p>
          </table:table-cell>
          <table:table-cell table:style-name="Tabla1.B2" office:value-type="string">
            <text:p text:style-name="P95">Standard, pago por uso (10-20 GB)</text:p>
          </table:table-cell>
        </table:table-row>
        <table:table-row table:style-name="Tabla1.1">
          <table:table-cell table:style-name="Tabla1.A2" office:value-type="string">
            <text:p text:style-name="P95">Memorystore Redis</text:p>
          </table:table-cell>
          <table:table-cell table:style-name="Tabla1.B2" office:value-type="string">
            <text:p text:style-name="P96">Caché</text:p>
          </table:table-cell>
          <table:table-cell table:style-name="Tabla1.B2" office:value-type="string">
            <text:p text:style-name="P96">1 GB, nivel básico</text:p>
          </table:table-cell>
        </table:table-row>
        <table:table-row table:style-name="Tabla1.1">
          <table:table-cell table:style-name="Tabla1.A2" office:value-type="string">
            <text:p text:style-name="P95">Cloud API Gateway</text:p>
          </table:table-cell>
          <table:table-cell table:style-name="Tabla1.B2" office:value-type="string">
            <text:p text:style-name="P95">Enrutamiento</text:p>
          </table:table-cell>
          <table:table-cell table:style-name="Tabla1.B2" office:value-type="string">
            <text:p text:style-name="P95">Capa gratuita (&lt; 2M peticiones)</text:p>
          </table:table-cell>
        </table:table-row>
        <table:table-row table:style-name="Tabla1.1">
          <table:table-cell table:style-name="Tabla1.A7" office:value-type="string">
            <text:p text:style-name="P95">Cloud Monitoring</text:p>
          </table:table-cell>
          <table:table-cell table:style-name="Tabla1.B7" office:value-type="string">
            <text:p text:style-name="P95">Observabilidad</text:p>
          </table:table-cell>
          <table:table-cell table:style-name="Tabla1.B7" office:value-type="string">
            <text:p text:style-name="P96">Logs y métricas básicas</text:p>
          </table:table-cell>
        </table:table-row>
      </table:table>
      <text:p text:style-name="P4"/>
      <text:p text:style-name="P4">Table 1: Servicios de Google Cloud Platform requeridos</text:p>
      <text:p text:style-name="P22"><text:bookmark-start text:name="bm_5_2_base_de_datos"/>5.2 Base de Datos<text:bookmark-end text:name="bm_5_2_base_de_datos"/></text:p>
      <text:p text:style-name="P8"><text:bookmark-start text:name="esquema_principal_postgresql"/>Esquema Principal (PostgreSQL)<text:bookmark-end text:name="esquema_principal_postgresql"/></text:p>
      <text:p text:style-name="P3"><text:span text:style-name="T2">Tabla: usuarios</text:span><text:line-break/><text:span text:style-name="T3">id, email, telefono, password_hash, tipo (cliente/proveedor),</text:span><text:line-break/><text:span text:style-name="T3">fecha_registro, email_verificado, telefono_verificado</text:span></text:p>
      <text:p text:style-name="P3"><text:span text:style-name="T2">Tabla: proveedores</text:span><text:line-break/><text:span text:style-name="T3">id, usuario_id, nombre, categoria, zona_cobertura, descripcion,</text:span><text:line-break/><text:span text:style-name="T3">telefono, reputacion, tarifa_base, fecha_registro</text:span></text:p>
      <text:p text:style-name="P3"><text:span text:style-name="T2">Tabla: portafolio</text:span><text:line-break/><text:span text:style-name="T3">id, proveedor_id, titulo, descripcion, imagen_url, fecha_trabajo,</text:span><text:line-break/><text:span text:style-name="T3">likes, created_at</text:span></text:p>
      <text:p text:style-name="P3"><text:span text:style-name="T2">Tabla: reservas</text:span><text:line-break/><text:span text:style-name="T3">id, cliente_id, proveedor_id, fecha_servicio, direccion,</text:span><text:line-break/><text:span text:style-name="T3">descripcion, estado, precio, fecha_creacion, fecha_actualizacion</text:span></text:p>
      <text:p text:style-name="P3"><text:span text:style-name="T2">Tabla: pagos</text:span><text:line-break/><text:span text:style-name="T3">id, reserva_id, monto, comision_plataforma, comision_gateway,</text:span><text:line-break/><text:span text:style-name="T3">estado, metodo_pago, fecha_pago, referencia_externa</text:span></text:p>
      <text:p text:style-name="P3"><text:span text:style-name="T2">Tabla: resenas</text:span><text:line-break/><text:span text:style-name="T3">id, reserva_id, calificacion (1-5), comentario, respuesta_proveedor,</text:span><text:line-break/><text:span text:style-name="T3">fecha_creacion</text:span></text:p>
      <text:p text:style-name="P4"><draw:rect text:anchor-type="as-char" style:rel-width="100%" draw:z-index="13" draw:name="Forma15" draw:style-name="gr1" draw:text-style-name="P5" svg:width="15.329cm" svg:height="0.003cm"><text:p/></draw:rect></text:p>
      <text:p text:style-name="P2"><text:bookmark-start text:name="bm_6_modelo_de_monetización"/><text:soft-page-break/>6. Modelo de Monetización<text:bookmark-end text:name="bm_6_modelo_de_monetización"/></text:p>
      <text:p text:style-name="P7"><text:bookmark-start text:name="bm_6_1_comisiones_por_transacción_mvp"/>6.1 Comisiones por Transacción (MVP)<text:bookmark-end text:name="bm_6_1_comisiones_por_transacción_mvp"/></text:p>
      <text:list text:style-name="WWNum35">
        <text:list-item>
          <text:p text:style-name="P97">Comisión al proveedor: 10-15% del valor del servicio</text:p>
        </text:list-item>
        <text:list-item>
          <text:p text:style-name="P98">Tarifa de servicio al cliente: 3-5% adicional</text:p>
        </text:list-item>
        <text:list-item>
          <text:p text:style-name="P98">Ejemplo: Servicio de $100,000 COP</text:p>
          <text:list>
            <text:list-item>
              <text:p text:style-name="P98">Cliente paga: $105,000 COP</text:p>
            </text:list-item>
            <text:list-item>
              <text:p text:style-name="P98">Proveedor recibe: $85,000 COP</text:p>
            </text:list-item>
            <text:list-item>
              <text:p text:style-name="P98">Plataforma gana: $20,000 COP</text:p>
            </text:list-item>
          </text:list>
        </text:list-item>
      </text:list>
      <text:p text:style-name="P22"><text:bookmark-start text:name="bm_6_2_publicidad_interna_fase_de_550923"/>6.2 Publicidad Interna (Fase de Crecimiento)<text:bookmark-end text:name="bm_6_2_publicidad_interna_fase_de_550923"/></text:p>
      <text:list text:style-name="WWNum36">
        <text:list-item>
          <text:p text:style-name="P99">Posicionamiento destacado en búsquedas</text:p>
        </text:list-item>
        <text:list-item>
          <text:p text:style-name="P99">Tarifa: $15,000 COP/semana por categoría y zona</text:p>
        </text:list-item>
        <text:list-item>
          <text:p text:style-name="P100">Modelo PPC (pago por clic) opcional</text:p>
        </text:list-item>
      </text:list>
      <text:p text:style-name="P22"><text:bookmark-start text:name="bm_6_3_suscripciones_premium_fase_7434bb"/>6.3 Suscripciones Premium (Fase de Madurez)<text:bookmark-end text:name="bm_6_3_suscripciones_premium_fase_7434bb"/></text:p>
      <text:list text:style-name="WWNum37">
        <text:list-item>
          <text:p text:style-name="P101">Plan PRO: $30,000 COP/mes para proveedores</text:p>
        </text:list-item>
        <text:list-item>
          <text:p text:style-name="P101">Beneficios:</text:p>
          <text:list>
            <text:list-item>
              <text:p text:style-name="P102">Comisión reducida (8% vs 15%)</text:p>
            </text:list-item>
            <text:list-item>
              <text:p text:style-name="P102">Estadísticas avanzadas</text:p>
            </text:list-item>
            <text:list-item>
              <text:p text:style-name="P102">Herramientas de cotización automática</text:p>
            </text:list-item>
            <text:list-item>
              <text:p text:style-name="P102">Recordatorios automáticos vía WhatsApp</text:p>
            </text:list-item>
          </text:list>
        </text:list-item>
      </text:list>
      <text:p text:style-name="P4"><draw:rect text:anchor-type="as-char" style:rel-width="100%" draw:z-index="14" draw:name="Forma16" draw:style-name="gr1" draw:text-style-name="P5" svg:width="15.329cm" svg:height="0.003cm"><text:p/></draw:rect></text:p>
      <text:p text:style-name="P2"><text:bookmark-start text:name="bm_7_estimación_de_costos_mensual"/>7. Estimación de Costos (Mensual)<text:bookmark-end text:name="bm_7_estimación_de_costos_mensual"/></text:p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95">Concepto</text:p>
          </table:table-cell>
          <table:table-cell table:style-name="Tabla2.B1" office:value-type="string">
            <text:p text:style-name="P103">Costo Estimado (USD)</text:p>
          </table:table-cell>
        </table:table-row>
        <table:table-row table:style-name="Tabla2.1">
          <table:table-cell table:style-name="Tabla2.A2" office:value-type="string">
            <text:p text:style-name="P95">Cloud Run (4 microservicios)</text:p>
          </table:table-cell>
          <table:table-cell table:style-name="Tabla2.B2" office:value-type="string">
            <text:p text:style-name="P103">$10 - $30</text:p>
          </table:table-cell>
        </table:table-row>
        <table:table-row table:style-name="Tabla2.1">
          <table:table-cell table:style-name="Tabla2.A2" office:value-type="string">
            <text:p text:style-name="P95">Cloud SQL (PostgreSQL)</text:p>
          </table:table-cell>
          <table:table-cell table:style-name="Tabla2.B2" office:value-type="string">
            <text:p text:style-name="P103">$50 - $65</text:p>
          </table:table-cell>
        </table:table-row>
        <table:table-row table:style-name="Tabla2.1">
          <table:table-cell table:style-name="Tabla2.A2" office:value-type="string">
            <text:p text:style-name="P96">Cloud Storage (10 GB imágenes)</text:p>
          </table:table-cell>
          <table:table-cell table:style-name="Tabla2.B2" office:value-type="string">
            <text:p text:style-name="P103">$0.50 - $2</text:p>
          </table:table-cell>
        </table:table-row>
        <table:table-row table:style-name="Tabla2.1">
          <table:table-cell table:style-name="Tabla2.A2" office:value-type="string">
            <text:p text:style-name="P95">Memorystore Redis (1 GB)</text:p>
          </table:table-cell>
          <table:table-cell table:style-name="Tabla2.B2" office:value-type="string">
            <text:p text:style-name="P103">$30 - $40</text:p>
          </table:table-cell>
        </table:table-row>
        <table:table-row table:style-name="Tabla2.1">
          <table:table-cell table:style-name="Tabla2.A2" office:value-type="string">
            <text:p text:style-name="P95">Transferencia de datos (CDN)</text:p>
          </table:table-cell>
          <table:table-cell table:style-name="Tabla2.B2" office:value-type="string">
            <text:p text:style-name="P103">$5 - $15</text:p>
          </table:table-cell>
        </table:table-row>
        <table:table-row table:style-name="Tabla2.1">
          <table:table-cell table:style-name="Tabla2.A2" office:value-type="string">
            <text:p text:style-name="P95">Pasarela de pagos (Wompi/ePayco)</text:p>
          </table:table-cell>
          <table:table-cell table:style-name="Tabla2.B2" office:value-type="string">
            <text:p text:style-name="P103">Variable (3% transacciones)</text:p>
          </table:table-cell>
        </table:table-row>
        <table:table-row table:style-name="Tabla2.1">
          <table:table-cell table:style-name="Tabla2.A8" office:value-type="string">
            <text:p text:style-name="P95">SMS/Email (Twilio/SendGrid)</text:p>
          </table:table-cell>
          <table:table-cell table:style-name="Tabla2.B8" office:value-type="string">
            <text:p text:style-name="P103">$10 - $20</text:p>
          </table:table-cell>
        </table:table-row>
        <table:table-row table:style-name="Tabla2.1">
          <table:table-cell table:style-name="Tabla2.A8" office:value-type="string">
            <text:p text:style-name="P104">Total Mensual Estimado</text:p>
          </table:table-cell>
          <table:table-cell table:style-name="Tabla2.B8" office:value-type="string">
            <text:p text:style-name="P105">$105 - $170 USD</text:p>
          </table:table-cell>
        </table:table-row>
      </table:table>
      <text:p text:style-name="P4"><text:soft-page-break/></text:p>
      <text:p text:style-name="P106">Table 2: Estimación de costos operativos mensuales</text:p>
      <text:p text:style-name="P3"><text:span text:style-name="T2">Nota:</text:span><text:span text:style-name="T3"> Se recomienda aplicar al programa Google for Startups Cloud Program para obtener créditos de hasta $100,000 USD durante el primer año.</text:span></text:p>
      <text:p text:style-name="P4"><draw:rect text:anchor-type="as-char" style:rel-width="100%" draw:z-index="15" draw:name="Forma17" draw:style-name="gr1" draw:text-style-name="P5" svg:width="15.329cm" svg:height="0.003cm"><text:p/></draw:rect></text:p>
      <text:p text:style-name="P2"><text:span text:style-name="T6">8</text:span><text:bookmark-start text:name="bm_10_riesgos_y_mitigación"/>. Riesgos y Mitigación<text:bookmark-end text:name="bm_10_riesgos_y_mitigación"/></text:p>
      <table:table table:name="Tabla3" table:style-name="Tabla3">
        <table:table-column table:style-name="Tabla3.A" table:number-columns-repeated="3"/>
        <table:table-row table:style-name="Tabla3.1">
          <table:table-cell table:style-name="Tabla3.A1" office:value-type="string">
            <text:p text:style-name="P95">Riesgo</text:p>
          </table:table-cell>
          <table:table-cell table:style-name="Tabla3.B1" office:value-type="string">
            <text:p text:style-name="P95">Probabilidad</text:p>
          </table:table-cell>
          <table:table-cell table:style-name="Tabla3.B1" office:value-type="string">
            <text:p text:style-name="P96">Mitigación</text:p>
          </table:table-cell>
        </table:table-row>
        <table:table-row table:style-name="Tabla3.1">
          <table:table-cell table:style-name="Tabla3.A2" office:value-type="string">
            <text:p text:style-name="P96">Baja adopción inicial</text:p>
          </table:table-cell>
          <table:table-cell table:style-name="Tabla3.B2" office:value-type="string">
            <text:p text:style-name="P95">Media</text:p>
          </table:table-cell>
          <table:table-cell table:style-name="Tabla3.B2" office:value-type="string">
            <text:p text:style-name="P95">Marketing digital focalizado, incentivos de registro</text:p>
          </table:table-cell>
        </table:table-row>
        <table:table-row table:style-name="Tabla3.1">
          <table:table-cell table:style-name="Tabla3.A2" office:value-type="string">
            <text:p text:style-name="P95">Fraudes en pagos</text:p>
          </table:table-cell>
          <table:table-cell table:style-name="Tabla3.B2" office:value-type="string">
            <text:p text:style-name="P95">Media</text:p>
          </table:table-cell>
          <table:table-cell table:style-name="Tabla3.B2" office:value-type="string">
            <text:p text:style-name="P96">Verificación KYC, límites de transacción, ML anti-fraude</text:p>
          </table:table-cell>
        </table:table-row>
        <table:table-row table:style-name="Tabla3.1">
          <table:table-cell table:style-name="Tabla3.A2" office:value-type="string">
            <text:p text:style-name="P95">Cancelaciones frecuentes</text:p>
          </table:table-cell>
          <table:table-cell table:style-name="Tabla3.B2" office:value-type="string">
            <text:p text:style-name="P95">Alta</text:p>
          </table:table-cell>
          <table:table-cell table:style-name="Tabla3.B2" office:value-type="string">
            <text:p text:style-name="P96">Penalización por cancelación, depósito anticipado</text:p>
          </table:table-cell>
        </table:table-row>
        <table:table-row table:style-name="Tabla3.1">
          <table:table-cell table:style-name="Tabla3.A2" office:value-type="string">
            <text:p text:style-name="P95">Costos de nube &gt; proyectado</text:p>
          </table:table-cell>
          <table:table-cell table:style-name="Tabla3.B2" office:value-type="string">
            <text:p text:style-name="P95">Media</text:p>
          </table:table-cell>
          <table:table-cell table:style-name="Tabla3.B2" office:value-type="string">
            <text:p text:style-name="P96">Alertas de presupuesto, optimización continua</text:p>
          </table:table-cell>
        </table:table-row>
        <table:table-row table:style-name="Tabla3.1">
          <table:table-cell table:style-name="Tabla3.A2" office:value-type="string">
            <text:p text:style-name="P95">Competencia de apps establecidas</text:p>
          </table:table-cell>
          <table:table-cell table:style-name="Tabla3.B2" office:value-type="string">
            <text:p text:style-name="P95">Alta</text:p>
          </table:table-cell>
          <table:table-cell table:style-name="Tabla3.B2" office:value-type="string">
            <text:p text:style-name="P96">Diferenciación en UX, enfoque hyperlocal</text:p>
          </table:table-cell>
        </table:table-row>
      </table:table>
      <text:p text:style-name="P4"/>
      <text:p text:style-name="P4">Table 3: Matriz de riesgos principales</text:p>
      <text:p text:style-name="P4"><text:bookmark text:name="bm_11_próximos_pasos"/><draw:rect text:anchor-type="as-char" style:rel-width="100%" draw:z-index="16" draw:name="Forma20" draw:style-name="gr1" draw:text-style-name="P5" svg:width="15.329cm" svg:height="0.003cm"><text:p/></draw:rect></text:p>
      <text:p text:style-name="P6"><text:span text:style-name="T6">9</text:span><text:bookmark-start text:name="bm_12_anexos"/>. Anexos<text:bookmark-end text:name="bm_12_anexos"/></text:p>
      <text:p text:style-name="P7"><text:bookmark-start text:name="a_glosario_de_términos"/>A. Glosario de Términos<text:bookmark-end text:name="a_glosario_de_términos"/></text:p>
      <text:list text:style-name="WWNum46">
        <text:list-item>
          <text:p text:style-name="P107"><text:span text:style-name="T2">GMV:</text:span><text:span text:style-name="T3"> Gross Merchandise Value - Valor bruto de mercancía transaccionada</text:span></text:p>
        </text:list-item>
        <text:list-item>
          <text:p text:style-name="P107"><text:span text:style-name="T2">Take Rate:</text:span><text:span text:style-name="T3"> Porcentaje de comisión que retiene la plataforma</text:span></text:p>
        </text:list-item>
        <text:list-item>
          <text:p text:style-name="P107"><text:span text:style-name="T2">CAC:</text:span><text:span text:style-name="T3"> Customer Acquisition Cost - Costo de adquisición por cliente</text:span></text:p>
        </text:list-item>
        <text:list-item>
          <text:p text:style-name="P107"><text:span text:style-name="T2">LTV:</text:span> Lifetime Value - Valor de vida del cliente</text:p>
        </text:list-item>
        <text:list-item>
          <text:p text:style-name="P107"><text:span text:style-name="T2">MAU:</text:span> Monthly Active Users - Usuarios activos mensuales</text:p>
        </text:list-item>
        <text:list-item>
          <text:p text:style-name="P107"><text:span text:style-name="T2">NPS:</text:span><text:span text:style-name="T3"> Net Promoter Score - Métrica de lealtad del cliente</text:span></text:p>
        </text:list-item>
      </text:list>
      <text:p text:style-name="P7"><text:bookmark-start text:name="b_referencias_técnicas"/>B. Referencias Técnicas<text:bookmark-end text:name="b_referencias_técnicas"/></text:p>
      <text:list text:style-name="WWNum47">
        <text:list-item>
          <text:p text:style-name="P108">Google Cloud Platform Documentation: <text:a xlink:type="simple" xlink:href="https://cloud.google.com/docs" text:style-name="ListLabel_20_78" text:visited-style-name="ListLabel_20_78"><text:span text:style-name="T7">https://cloud.google.com/docs</text:span></text:a></text:p>
        </text:list-item>
        <text:list-item>
          <text:p text:style-name="P108">Spring Boot Microservices Best Practices: <text:a xlink:type="simple" xlink:href="https://spring.io/microservices" text:style-name="ListLabel_20_79" text:visited-style-name="ListLabel_20_79"><text:span text:style-name="T7">https://spring.io/microservices</text:span></text:a></text:p>
        </text:list-item>
        <text:list-item>
          <text:p text:style-name="P108"><text:soft-page-break/>Flutter Development Guide: <text:a xlink:type="simple" xlink:href="https://docs.flutter.dev/" text:style-name="ListLabel_20_80" text:visited-style-name="ListLabel_20_80"><text:span text:style-name="T7">https://docs.flutter.dev</text:span></text:a></text:p>
        </text:list-item>
        <text:list-item>
          <text:p text:style-name="P108">PostgreSQL Performance Tuning: <text:a xlink:type="simple" xlink:href="https://www.postgresql.org/docs/" text:style-name="ListLabel_20_81" text:visited-style-name="ListLabel_20_81"><text:span text:style-name="T7">https://www.postgresql.org/docs/</text:span></text:a></text:p>
        </text:list-item>
      </text:list>
      <text:p text:style-name="P22"><text:bookmark-start text:name="c_contacto"/>C. Contacto<text:bookmark-end text:name="c_contacto"/></text:p>
      <text:p text:style-name="P3"><text:span text:style-name="T2">Equipo de Desarrollo</text:span><text:line-break/><text:span text:style-name="T3">Ubicación: Cali, Valle del Cauca, Colombia</text:span><text:line-break/><text:span text:style-name="T3">Fecha de Última Actualización: 27 de marzo de 2026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eorgia" fo:font-size="10.5pt" fo:language="es" fo:country="ES" style:letter-kerning="false" style:font-name-asian="Segoe UI" style:font-size-asian="10.5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0.5pt" fo:language="es" fo:country="ES" style:letter-kerning="false" style:font-name-asian="Segoe UI" style:font-size-asian="10.5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style:line-height-at-least="0.423cm" fo:text-align="left" style:justify-single-word="false" fo:orphans="2" fo:widows="2" style:writing-mode="lr-tb"/>
      <style:text-properties style:font-name="Georgia" fo:font-family="Georgia" style:font-family-generic="roman" style:font-pitch="variable" fo:font-size="10.5pt" fo:language="es" fo:country="ES" style:font-name-asian="Segoe UI" style:font-family-asian="'Segoe UI'" style:font-family-generic-asian="system" style:font-pitch-asian="variable" style:font-size-asian="10.5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Verbatim_20_Char" style:display-name="Verbatim Char" style:family="text">
      <style:text-properties style:font-name="Consolas" fo:font-family="Consolas" style:font-family-generic="roman" style:font-pitch="variable" fo:font-size="11pt" style:font-size-asian="11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/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/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/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/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/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/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Georgia1" style:font-family-asian="Georgia" style:font-family-generic-asian="system" style:font-pitch-asian="variable" style:font-name-complex="Georgia1" style:font-family-complex="Georgia" style:font-family-generic-complex="system" style:font-pitch-complex="variable"/>
    </style:style>
    <style:style style:name="ListLabel_20_64" style:display-name="ListLabel 64" style:family="text">
      <style:text-properties style:font-name-asian="Georgia1" style:font-family-asian="Georgia" style:font-family-generic-asian="system" style:font-pitch-asian="variable" style:font-name-complex="Georgia1" style:font-family-complex="Georgia" style:font-family-generic-complex="system" style:font-pitch-complex="variable"/>
    </style:style>
    <style:style style:name="ListLabel_20_65" style:display-name="ListLabel 65" style:family="text">
      <style:text-properties style:font-name-asian="Georgia1" style:font-family-asian="Georgia" style:font-family-generic-asian="system" style:font-pitch-asian="variable" style:font-name-complex="Georgia1" style:font-family-complex="Georgia" style:font-family-generic-complex="system" style:font-pitch-complex="variable"/>
    </style:style>
    <style:style style:name="ListLabel_20_66" style:display-name="ListLabel 66" style:family="text">
      <style:text-properties style:font-name-asian="Georgia1" style:font-family-asian="Georgia" style:font-family-generic-asian="system" style:font-pitch-asian="variable" style:font-name-complex="Georgia1" style:font-family-complex="Georgia" style:font-family-generic-complex="system" style:font-pitch-complex="variable"/>
    </style:style>
    <style:style style:name="ListLabel_20_67" style:display-name="ListLabel 67" style:family="text">
      <style:text-properties style:font-name-asian="Georgia1" style:font-family-asian="Georgia" style:font-family-generic-asian="system" style:font-pitch-asian="variable" style:font-name-complex="Georgia1" style:font-family-complex="Georgia" style:font-family-generic-complex="system" style:font-pitch-complex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asian="Georgia1" style:font-family-asian="Georgia" style:font-family-generic-asian="system" style:font-pitch-asian="variable" style:font-name-complex="Georgia1" style:font-family-complex="Georgia" style:font-family-generic-complex="system" style:font-pitch-complex="variable"/>
    </style:style>
    <style:style style:name="ListLabel_20_74" style:display-name="ListLabel 74" style:family="text">
      <style:text-properties style:font-name-asian="Georgia1" style:font-family-asian="Georgia" style:font-family-generic-asian="system" style:font-pitch-asian="variable" style:font-name-complex="Georgia1" style:font-family-complex="Georgia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-asian="Georgia1" style:font-family-asian="Georgia" style:font-family-generic-asian="system" style:font-pitch-asian="variable" style:font-name-complex="Georgia1" style:font-family-complex="Georgia" style:font-family-generic-complex="system" style:font-pitch-complex="variable"/>
    </style:style>
    <style:style style:name="ListLabel_20_77" style:display-name="ListLabel 77" style:family="text">
      <style:text-properties style:font-name-asian="Georgia1" style:font-family-asian="Georgia" style:font-family-generic-asian="system" style:font-pitch-asian="variable" style:font-name-complex="Georgia1" style:font-family-complex="Georgia" style:font-family-generic-complex="system" style:font-pitch-complex="variable"/>
    </style:style>
    <style:style style:name="ListLabel_20_78" style:display-name="ListLabel 78" style:family="text">
      <style:text-properties fo:color="#4472c4" loext:opacity="100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79" style:display-name="ListLabel 79" style:family="text">
      <style:text-properties fo:color="#4472c4" loext:opacity="100%"/>
    </style:style>
    <style:style style:name="ListLabel_20_80" style:display-name="ListLabel 80" style:family="text">
      <style:text-properties fo:color="#4472c4" loext:opacity="100%"/>
    </style:style>
    <style:style style:name="ListLabel_20_81" style:display-name="ListLabel 81" style:family="text">
      <style:text-properties fo:color="#4472c4" loext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4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6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2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2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5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8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0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63" loext:num-list-format="•" style:num-suffix="•" style:num-format="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text:style-name="ListLabel_20_64" loext:num-list-format="–" style:num-suffix="–" style:num-format="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65" loext:num-list-format="•" style:num-suffix="•" style:num-format="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66" loext:num-list-format="•" style:num-suffix="•" style:num-format="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text:style-name="ListLabel_20_67" loext:num-list-format="–" style:num-suffix="–" style:num-format="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6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69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7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7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72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73" loext:num-list-format="•" style:num-suffix="•" style:num-format="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74" loext:num-list-format="•" style:num-suffix="•" style:num-format="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75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76" loext:num-list-format="•" style:num-suffix="•" style:num-format="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77" loext:num-list-format="•" style:num-suffix="•" style:num-format="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496cm" fo:margin-bottom="2.496cm" fo:margin-left="3.131cm" fo:margin-right="3.131cm" style:writing-mode="lr-tb" style:layout-grid-color="#c0c0c0" style:layout-grid-lines="22948" style:layout-grid-base-height="0.176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tml-to-docx</meta:initial-creator>
    <meta:keyword>html-to-docx</meta:keyword>
    <meta:editing-cycles>4</meta:editing-cycles>
    <meta:creation-date>2026-03-27T07:41:21.738000000</meta:creation-date>
    <dc:date>2026-03-27T17:12:13.083772100</dc:date>
    <meta:editing-duration>PT8M2S</meta:editing-duration>
    <meta:generator>LibreOffice/26.2.0.3$Windows_X86_64 LibreOffice_project/620$Build-3</meta:generator>
    <meta:document-statistic meta:table-count="3" meta:image-count="0" meta:object-count="0" meta:page-count="13" meta:paragraph-count="376" meta:word-count="2004" meta:character-count="13622" meta:non-whitespace-character-count="12197"/>
  </office:meta>
</office:document-meta>
</file>